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140">
      <style:table-cell-properties fo:padding="0.71mm"/>
    </style:style>
    <style:style style:name="ce3" style:family="table-cell" style:parent-style-name="Default" style:data-style-name="N1">
      <style:table-cell-properties fo:padding="0.71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>
            <text:p>#TS d2</text:p>
          </table:table-cell>
          <table:table-cell table:style-name="ce1" table:number-columns-repeated="11"/>
        </table:table-row>
        <table:table-row table:style-name="ro1">
          <table:table-cell table:style-name="ce1" office:value-type="string" calcext:value-type="string">
            <text:p>delta/B</text:p>
          </table:table-cell>
          <table:table-cell table:style-name="ce1" office:value-type="string" calcext:value-type="string">
            <text:p>3T1g(F)</text:p>
          </table:table-cell>
          <table:table-cell table:style-name="ce1" office:value-type="string" calcext:value-type="string">
            <text:p>3T2g(F)</text:p>
          </table:table-cell>
          <table:table-cell table:style-name="ce1" office:value-type="string" calcext:value-type="string">
            <text:p>3A2g(F)</text:p>
          </table:table-cell>
          <table:table-cell table:style-name="ce1" office:value-type="string" calcext:value-type="string">
            <text:p>1T2g(D)</text:p>
          </table:table-cell>
          <table:table-cell table:style-name="ce1" office:value-type="string" calcext:value-type="string">
            <text:p>1Eg(D)</text:p>
          </table:table-cell>
          <table:table-cell table:style-name="ce1" office:value-type="string" calcext:value-type="string">
            <text:p>3T1g(P)</text:p>
          </table:table-cell>
          <table:table-cell table:style-name="ce1" office:value-type="string" calcext:value-type="string">
            <text:p>1T2g(G)</text:p>
          </table:table-cell>
          <table:table-cell table:style-name="ce1" office:value-type="string" calcext:value-type="string">
            <text:p>1Eg(G)</text:p>
          </table:table-cell>
          <table:table-cell table:style-name="ce1" office:value-type="string" calcext:value-type="string">
            <text:p>1T1g(G)</text:p>
          </table:table-cell>
          <table:table-cell table:style-name="ce1" office:value-type="string" calcext:value-type="string">
            <text:p>1A1g(G)</text:p>
          </table:table-cell>
          <table:table-cell table:style-name="ce1" office:value-type="string" calcext:value-type="string">
            <text:p>1A1g(S)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3.84" calcext:value-type="float">
            <text:p>13.8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 table:style-name="ce1" office:value-type="float" office:value="20.84" calcext:value-type="float">
            <text:p>20.84</text:p>
          </table:table-cell>
          <table:table-cell table:style-name="ce1" office:value-type="float" office:value="52.94" calcext:value-type="float">
            <text:p>52.94</text:p>
          </table:table-cell>
        </table:table-row>
        <table:table-row table:style-name="ro1">
          <table:table-cell office:value-type="float" office:value="0.609480813" calcext:value-type="float">
            <text:p>0.609</text:p>
          </table:table-cell>
          <table:table-cell office:value-type="float" office:value="0" calcext:value-type="float">
            <text:p>0.000</text:p>
          </table:table-cell>
          <table:table-cell office:value-type="float" office:value="0.491451467" calcext:value-type="float">
            <text:p>0.491</text:p>
          </table:table-cell>
          <table:table-cell office:value-type="float" office:value="1.10093228" calcext:value-type="float">
            <text:p>1.101</text:p>
          </table:table-cell>
          <table:table-cell office:value-type="float" office:value="14.0568397" calcext:value-type="float">
            <text:p>14.057</text:p>
          </table:table-cell>
          <table:table-cell office:value-type="float" office:value="14.3653499" calcext:value-type="float">
            <text:p>14.365</text:p>
          </table:table-cell>
          <table:table-cell office:value-type="float" office:value="15.3734221" calcext:value-type="float">
            <text:p>15.373</text:p>
          </table:table-cell>
          <table:table-cell office:value-type="float" office:value="20.9960406" calcext:value-type="float">
            <text:p>20.996</text:p>
          </table:table-cell>
          <table:table-cell office:value-type="float" office:value="21.2970124" calcext:value-type="float">
            <text:p>21.297</text:p>
          </table:table-cell>
          <table:table-cell office:value-type="float" office:value="21.3311806" calcext:value-type="float">
            <text:p>21.331</text:p>
          </table:table-cell>
          <table:table-cell office:value-type="float" office:value="21.441886" calcext:value-type="float">
            <text:p>21.442</text:p>
          </table:table-cell>
          <table:table-cell office:value-type="float" office:value="53.319798" calcext:value-type="float">
            <text:p>53.320</text:p>
          </table:table-cell>
        </table:table-row>
        <table:table-row table:style-name="ro1">
          <table:table-cell office:value-type="float" office:value="1.21896163" calcext:value-type="float">
            <text:p>1.219</text:p>
          </table:table-cell>
          <table:table-cell office:value-type="float" office:value="0" calcext:value-type="float">
            <text:p>0.000</text:p>
          </table:table-cell>
          <table:table-cell office:value-type="float" office:value="0.990267494" calcext:value-type="float">
            <text:p>0.990</text:p>
          </table:table-cell>
          <table:table-cell office:value-type="float" office:value="2.20922912" calcext:value-type="float">
            <text:p>2.209</text:p>
          </table:table-cell>
          <table:table-cell office:value-type="float" office:value="14.254684" calcext:value-type="float">
            <text:p>14.255</text:p>
          </table:table-cell>
          <table:table-cell office:value-type="float" office:value="14.7920722" calcext:value-type="float">
            <text:p>14.792</text:p>
          </table:table-cell>
          <table:table-cell office:value-type="float" office:value="15.7615722" calcext:value-type="float">
            <text:p>15.762</text:p>
          </table:table-cell>
          <table:table-cell office:value-type="float" office:value="21.1863465" calcext:value-type="float">
            <text:p>21.186</text:p>
          </table:table-cell>
          <table:table-cell office:value-type="float" office:value="21.8679199" calcext:value-type="float">
            <text:p>21.868</text:p>
          </table:table-cell>
          <table:table-cell office:value-type="float" office:value="21.8299966" calcext:value-type="float">
            <text:p>21.830</text:p>
          </table:table-cell>
          <table:table-cell office:value-type="float" office:value="22.0287291" calcext:value-type="float">
            <text:p>22.029</text:p>
          </table:table-cell>
          <table:table-cell office:value-type="float" office:value="53.7305858" calcext:value-type="float">
            <text:p>53.731</text:p>
          </table:table-cell>
        </table:table-row>
        <table:table-row table:style-name="ro1">
          <table:table-cell office:value-type="float" office:value="1.82844244" calcext:value-type="float">
            <text:p>1.828</text:p>
          </table:table-cell>
          <table:table-cell office:value-type="float" office:value="0" calcext:value-type="float">
            <text:p>0.000</text:p>
          </table:table-cell>
          <table:table-cell office:value-type="float" office:value="1.49591648" calcext:value-type="float">
            <text:p>1.496</text:p>
          </table:table-cell>
          <table:table-cell office:value-type="float" office:value="3.32435892" calcext:value-type="float">
            <text:p>3.324</text:p>
          </table:table-cell>
          <table:table-cell office:value-type="float" office:value="14.4326445" calcext:value-type="float">
            <text:p>14.433</text:p>
          </table:table-cell>
          <table:table-cell office:value-type="float" office:value="15.1255564" calcext:value-type="float">
            <text:p>15.126</text:p>
          </table:table-cell>
          <table:table-cell office:value-type="float" office:value="16.1633894" calcext:value-type="float">
            <text:p>16.163</text:p>
          </table:table-cell>
          <table:table-cell office:value-type="float" office:value="21.4102032" calcext:value-type="float">
            <text:p>21.410</text:p>
          </table:table-cell>
          <table:table-cell office:value-type="float" office:value="22.5457336" calcext:value-type="float">
            <text:p>22.546</text:p>
          </table:table-cell>
          <table:table-cell office:value-type="float" office:value="22.3356456" calcext:value-type="float">
            <text:p>22.336</text:p>
          </table:table-cell>
          <table:table-cell office:value-type="float" office:value="22.5993488" calcext:value-type="float">
            <text:p>22.599</text:p>
          </table:table-cell>
          <table:table-cell office:value-type="float" office:value="54.1712652" calcext:value-type="float">
            <text:p>54.171</text:p>
          </table:table-cell>
        </table:table-row>
        <table:table-row table:style-name="ro1">
          <table:table-cell office:value-type="float" office:value="2.43792325" calcext:value-type="float">
            <text:p>2.438</text:p>
          </table:table-cell>
          <table:table-cell office:value-type="float" office:value="0" calcext:value-type="float">
            <text:p>0.000</text:p>
          </table:table-cell>
          <table:table-cell office:value-type="float" office:value="2.00790181" calcext:value-type="float">
            <text:p>2.008</text:p>
          </table:table-cell>
          <table:table-cell office:value-type="float" office:value="4.44582506" calcext:value-type="float">
            <text:p>4.446</text:p>
          </table:table-cell>
          <table:table-cell office:value-type="float" office:value="14.5907449" calcext:value-type="float">
            <text:p>14.591</text:p>
          </table:table-cell>
          <table:table-cell office:value-type="float" office:value="15.3783047" calcext:value-type="float">
            <text:p>15.378</text:p>
          </table:table-cell>
          <table:table-cell office:value-type="float" office:value="16.5778792" calcext:value-type="float">
            <text:p>16.578</text:p>
          </table:table-cell>
          <table:table-cell office:value-type="float" office:value="21.6665926" calcext:value-type="float">
            <text:p>21.667</text:p>
          </table:table-cell>
          <table:table-cell office:value-type="float" office:value="23.316956" calcext:value-type="float">
            <text:p>23.317</text:p>
          </table:table-cell>
          <table:table-cell office:value-type="float" office:value="22.8476309" calcext:value-type="float">
            <text:p>22.848</text:p>
          </table:table-cell>
          <table:table-cell office:value-type="float" office:value="23.1529605" calcext:value-type="float">
            <text:p>23.153</text:p>
          </table:table-cell>
          <table:table-cell office:value-type="float" office:value="54.641623" calcext:value-type="float">
            <text:p>54.642</text:p>
          </table:table-cell>
        </table:table-row>
        <table:table-row table:style-name="ro1">
          <table:table-cell office:value-type="float" office:value="3.04740406" calcext:value-type="float">
            <text:p>3.047</text:p>
          </table:table-cell>
          <table:table-cell office:value-type="float" office:value="0" calcext:value-type="float">
            <text:p>0.000</text:p>
          </table:table-cell>
          <table:table-cell office:value-type="float" office:value="2.52575959" calcext:value-type="float">
            <text:p>2.526</text:p>
          </table:table-cell>
          <table:table-cell office:value-type="float" office:value="5.57316366" calcext:value-type="float">
            <text:p>5.573</text:p>
          </table:table-cell>
          <table:table-cell office:value-type="float" office:value="14.7295903" calcext:value-type="float">
            <text:p>14.730</text:p>
          </table:table-cell>
          <table:table-cell office:value-type="float" office:value="15.5655745" calcext:value-type="float">
            <text:p>15.566</text:p>
          </table:table-cell>
          <table:table-cell office:value-type="float" office:value="17.0041151" calcext:value-type="float">
            <text:p>17.004</text:p>
          </table:table-cell>
          <table:table-cell office:value-type="float" office:value="21.9539842" calcext:value-type="float">
            <text:p>21.954</text:p>
          </table:table-cell>
          <table:table-cell office:value-type="float" office:value="24.1654041" calcext:value-type="float">
            <text:p>24.165</text:p>
          </table:table-cell>
          <table:table-cell office:value-type="float" office:value="23.3654887" calcext:value-type="float">
            <text:p>23.365</text:p>
          </table:table-cell>
          <table:table-cell office:value-type="float" office:value="23.6889176" calcext:value-type="float">
            <text:p>23.689</text:p>
          </table:table-cell>
          <table:table-cell office:value-type="float" office:value="55.1413826" calcext:value-type="float">
            <text:p>55.141</text:p>
          </table:table-cell>
        </table:table-row>
        <table:table-row table:style-name="ro1">
          <table:table-cell office:value-type="float" office:value="3.65688488" calcext:value-type="float">
            <text:p>3.657</text:p>
          </table:table-cell>
          <table:table-cell office:value-type="float" office:value="0" calcext:value-type="float">
            <text:p>0.000</text:p>
          </table:table-cell>
          <table:table-cell office:value-type="float" office:value="3.04906095" calcext:value-type="float">
            <text:p>3.049</text:p>
          </table:table-cell>
          <table:table-cell office:value-type="float" office:value="6.70594582" calcext:value-type="float">
            <text:p>6.706</text:p>
          </table:table-cell>
          <table:table-cell office:value-type="float" office:value="14.8502585" calcext:value-type="float">
            <text:p>14.850</text:p>
          </table:table-cell>
          <table:table-cell office:value-type="float" office:value="15.7020079" calcext:value-type="float">
            <text:p>15.702</text:p>
          </table:table-cell>
          <table:table-cell office:value-type="float" office:value="17.441237" calcext:value-type="float">
            <text:p>17.441</text:p>
          </table:table-cell>
          <table:table-cell office:value-type="float" office:value="22.2704368" calcext:value-type="float">
            <text:p>22.270</text:p>
          </table:table-cell>
          <table:table-cell office:value-type="float" office:value="25.0755711" calcext:value-type="float">
            <text:p>25.076</text:p>
          </table:table-cell>
          <table:table-cell office:value-type="float" office:value="23.8887901" calcext:value-type="float">
            <text:p>23.889</text:p>
          </table:table-cell>
          <table:table-cell office:value-type="float" office:value="24.2067088" calcext:value-type="float">
            <text:p>24.207</text:p>
          </table:table-cell>
          <table:table-cell office:value-type="float" office:value="55.6701941" calcext:value-type="float">
            <text:p>55.670</text:p>
          </table:table-cell>
        </table:table-row>
        <table:table-row table:style-name="ro1">
          <table:table-cell office:value-type="float" office:value="4.26636569" calcext:value-type="float">
            <text:p>4.266</text:p>
          </table:table-cell>
          <table:table-cell office:value-type="float" office:value="0" calcext:value-type="float">
            <text:p>0.000</text:p>
          </table:table-cell>
          <table:table-cell office:value-type="float" office:value="3.57740519" calcext:value-type="float">
            <text:p>3.577</text:p>
          </table:table-cell>
          <table:table-cell office:value-type="float" office:value="7.84377088" calcext:value-type="float">
            <text:p>7.844</text:p>
          </table:table-cell>
          <table:table-cell office:value-type="float" office:value="14.9541625" calcext:value-type="float">
            <text:p>14.954</text:p>
          </table:table-cell>
          <table:table-cell office:value-type="float" office:value="15.799956" calcext:value-type="float">
            <text:p>15.800</text:p>
          </table:table-cell>
          <table:table-cell office:value-type="float" office:value="17.8884447" calcext:value-type="float">
            <text:p>17.888</text:p>
          </table:table-cell>
          <table:table-cell office:value-type="float" office:value="22.6137404" calcext:value-type="float">
            <text:p>22.614</text:p>
          </table:table-cell>
          <table:table-cell office:value-type="float" office:value="26.0343126" calcext:value-type="float">
            <text:p>26.034</text:p>
          </table:table-cell>
          <table:table-cell office:value-type="float" office:value="24.4171343" calcext:value-type="float">
            <text:p>24.417</text:p>
          </table:table-cell>
          <table:table-cell office:value-type="float" office:value="24.7059582" calcext:value-type="float">
            <text:p>24.706</text:p>
          </table:table-cell>
          <table:table-cell office:value-type="float" office:value="56.2276343" calcext:value-type="float">
            <text:p>56.228</text:p>
          </table:table-cell>
        </table:table-row>
        <table:table-row table:style-name="ro1">
          <table:table-cell office:value-type="float" office:value="4.8758465" calcext:value-type="float">
            <text:p>4.876</text:p>
          </table:table-cell>
          <table:table-cell office:value-type="float" office:value="0" calcext:value-type="float">
            <text:p>0.000</text:p>
          </table:table-cell>
          <table:table-cell office:value-type="float" office:value="4.11042438" calcext:value-type="float">
            <text:p>4.110</text:p>
          </table:table-cell>
          <table:table-cell office:value-type="float" office:value="8.98627088" calcext:value-type="float">
            <text:p>8.986</text:p>
          </table:table-cell>
          <table:table-cell office:value-type="float" office:value="15.0429052" calcext:value-type="float">
            <text:p>15.043</text:p>
          </table:table-cell>
          <table:table-cell office:value-type="float" office:value="15.8691117" calcext:value-type="float">
            <text:p>15.869</text:p>
          </table:table-cell>
          <table:table-cell office:value-type="float" office:value="18.3450023" calcext:value-type="float">
            <text:p>18.345</text:p>
          </table:table-cell>
          <table:table-cell office:value-type="float" office:value="22.9815564" calcext:value-type="float">
            <text:p>22.982</text:p>
          </table:table-cell>
          <table:table-cell office:value-type="float" office:value="27.0311964" calcext:value-type="float">
            <text:p>27.031</text:p>
          </table:table-cell>
          <table:table-cell office:value-type="float" office:value="24.9501535" calcext:value-type="float">
            <text:p>24.950</text:p>
          </table:table-cell>
          <table:table-cell office:value-type="float" office:value="25.1864266" calcext:value-type="float">
            <text:p>25.186</text:p>
          </table:table-cell>
          <table:table-cell office:value-type="float" office:value="56.8132032" calcext:value-type="float">
            <text:p>56.813</text:p>
          </table:table-cell>
        </table:table-row>
        <table:table-row table:style-name="ro1">
          <table:table-cell office:value-type="float" office:value="5.48532731" calcext:value-type="float">
            <text:p>5.485</text:p>
          </table:table-cell>
          <table:table-cell office:value-type="float" office:value="0" calcext:value-type="float">
            <text:p>0.000</text:p>
          </table:table-cell>
          <table:table-cell office:value-type="float" office:value="4.64777765" calcext:value-type="float">
            <text:p>4.648</text:p>
          </table:table-cell>
          <table:table-cell office:value-type="float" office:value="10.133105" calcext:value-type="float">
            <text:p>10.133</text:p>
          </table:table-cell>
          <table:table-cell office:value-type="float" office:value="15.1181569" calcext:value-type="float">
            <text:p>15.118</text:p>
          </table:table-cell>
          <table:table-cell office:value-type="float" office:value="15.9168002" calcext:value-type="float">
            <text:p>15.917</text:p>
          </table:table-cell>
          <table:table-cell office:value-type="float" office:value="18.8102291" calcext:value-type="float">
            <text:p>18.810</text:p>
          </table:table-cell>
          <table:table-cell office:value-type="float" office:value="23.3715293" calcext:value-type="float">
            <text:p>23.372</text:p>
          </table:table-cell>
          <table:table-cell office:value-type="float" office:value="28.0582144" calcext:value-type="float">
            <text:p>28.058</text:p>
          </table:table-cell>
          <table:table-cell office:value-type="float" office:value="25.4875068" calcext:value-type="float">
            <text:p>25.488</text:p>
          </table:table-cell>
          <table:table-cell office:value-type="float" office:value="25.648009" calcext:value-type="float">
            <text:p>25.648</text:p>
          </table:table-cell>
          <table:table-cell office:value-type="float" office:value="57.4263284" calcext:value-type="float">
            <text:p>57.426</text:p>
          </table:table-cell>
        </table:table-row>
        <table:table-row table:style-name="ro1">
          <table:table-cell office:value-type="float" office:value="6.09480813" calcext:value-type="float">
            <text:p>6.095</text:p>
          </table:table-cell>
          <table:table-cell office:value-type="float" office:value="0" calcext:value-type="float">
            <text:p>0.000</text:p>
          </table:table-cell>
          <table:table-cell office:value-type="float" office:value="5.18915237" calcext:value-type="float">
            <text:p>5.189</text:p>
          </table:table-cell>
          <table:table-cell office:value-type="float" office:value="11.2839605" calcext:value-type="float">
            <text:p>11.284</text:p>
          </table:table-cell>
          <table:table-cell office:value-type="float" office:value="15.1815621" calcext:value-type="float">
            <text:p>15.182</text:p>
          </table:table-cell>
          <table:table-cell office:value-type="float" office:value="15.948465" calcext:value-type="float">
            <text:p>15.948</text:p>
          </table:table-cell>
          <table:table-cell office:value-type="float" office:value="19.2834966" calcext:value-type="float">
            <text:p>19.283</text:p>
          </table:table-cell>
          <table:table-cell office:value-type="float" office:value="23.7813916" calcext:value-type="float">
            <text:p>23.781</text:p>
          </table:table-cell>
          <table:table-cell office:value-type="float" office:value="29.109298" calcext:value-type="float">
            <text:p>29.109</text:p>
          </table:table-cell>
          <table:table-cell office:value-type="float" office:value="26.0288815" calcext:value-type="float">
            <text:p>26.029</text:p>
          </table:table-cell>
          <table:table-cell office:value-type="float" office:value="26.0907201" calcext:value-type="float">
            <text:p>26.091</text:p>
          </table:table-cell>
          <table:table-cell office:value-type="float" office:value="58.0663657" calcext:value-type="float">
            <text:p>58.066</text:p>
          </table:table-cell>
        </table:table-row>
        <table:table-row table:style-name="ro1">
          <table:table-cell office:value-type="float" office:value="6.70428894" calcext:value-type="float">
            <text:p>6.704</text:p>
          </table:table-cell>
          <table:table-cell office:value-type="float" office:value="0" calcext:value-type="float">
            <text:p>0.000</text:p>
          </table:table-cell>
          <table:table-cell office:value-type="float" office:value="5.73425847" calcext:value-type="float">
            <text:p>5.734</text:p>
          </table:table-cell>
          <table:table-cell office:value-type="float" office:value="12.4385474" calcext:value-type="float">
            <text:p>12.439</text:p>
          </table:table-cell>
          <table:table-cell office:value-type="float" office:value="15.2346693" calcext:value-type="float">
            <text:p>15.235</text:p>
          </table:table-cell>
          <table:table-cell office:value-type="float" office:value="15.9681309" calcext:value-type="float">
            <text:p>15.968</text:p>
          </table:table-cell>
          <table:table-cell office:value-type="float" office:value="19.764228" calcext:value-type="float">
            <text:p>19.764</text:p>
          </table:table-cell>
          <table:table-cell office:value-type="float" office:value="24.2090169" calcext:value-type="float">
            <text:p>24.209</text:p>
          </table:table-cell>
          <table:table-cell office:value-type="float" office:value="30.1798442" calcext:value-type="float">
            <text:p>30.180</text:p>
          </table:table-cell>
          <table:table-cell office:value-type="float" office:value="26.5739876" calcext:value-type="float">
            <text:p>26.574</text:p>
          </table:table-cell>
          <table:table-cell office:value-type="float" office:value="26.5146919" calcext:value-type="float">
            <text:p>26.515</text:p>
          </table:table-cell>
          <table:table-cell office:value-type="float" office:value="58.7326061" calcext:value-type="float">
            <text:p>58.733</text:p>
          </table:table-cell>
        </table:table-row>
        <table:table-row table:style-name="ro1">
          <table:table-cell office:value-type="float" office:value="7.31376975" calcext:value-type="float">
            <text:p>7.314</text:p>
          </table:table-cell>
          <table:table-cell office:value-type="float" office:value="0" calcext:value-type="float">
            <text:p>0.000</text:p>
          </table:table-cell>
          <table:table-cell office:value-type="float" office:value="6.2828307" calcext:value-type="float">
            <text:p>6.283</text:p>
          </table:table-cell>
          <table:table-cell office:value-type="float" office:value="13.5966005" calcext:value-type="float">
            <text:p>13.597</text:p>
          </table:table-cell>
          <table:table-cell office:value-type="float" office:value="15.2788928" calcext:value-type="float">
            <text:p>15.279</text:p>
          </table:table-cell>
          <table:table-cell office:value-type="float" office:value="15.9787743" calcext:value-type="float">
            <text:p>15.979</text:p>
          </table:table-cell>
          <table:table-cell office:value-type="float" office:value="20.2518905" calcext:value-type="float">
            <text:p>20.252</text:p>
          </table:table-cell>
          <table:table-cell office:value-type="float" office:value="24.652456" calcext:value-type="float">
            <text:p>24.652</text:p>
          </table:table-cell>
          <table:table-cell office:value-type="float" office:value="31.2663454" calcext:value-type="float">
            <text:p>31.266</text:p>
          </table:table-cell>
          <table:table-cell office:value-type="float" office:value="27.1225598" calcext:value-type="float">
            <text:p>27.123</text:p>
          </table:table-cell>
          <table:table-cell office:value-type="float" office:value="26.9201614" calcext:value-type="float">
            <text:p>26.920</text:p>
          </table:table-cell>
          <table:table-cell office:value-type="float" office:value="59.424281" calcext:value-type="float">
            <text:p>59.424</text:p>
          </table:table-cell>
        </table:table-row>
        <table:table-row table:style-name="ro1">
          <table:table-cell office:value-type="float" office:value="7.92325056" calcext:value-type="float">
            <text:p>7.923</text:p>
          </table:table-cell>
          <table:table-cell office:value-type="float" office:value="0" calcext:value-type="float">
            <text:p>0.000</text:p>
          </table:table-cell>
          <table:table-cell office:value-type="float" office:value="6.83462415" calcext:value-type="float">
            <text:p>6.835</text:p>
          </table:table-cell>
          <table:table-cell office:value-type="float" office:value="14.7578747" calcext:value-type="float">
            <text:p>14.758</text:p>
          </table:table-cell>
          <table:table-cell office:value-type="float" office:value="15.3154989" calcext:value-type="float">
            <text:p>15.315</text:p>
          </table:table-cell>
          <table:table-cell office:value-type="float" office:value="15.9826106" calcext:value-type="float">
            <text:p>15.983</text:p>
          </table:table-cell>
          <table:table-cell office:value-type="float" office:value="20.7459977" calcext:value-type="float">
            <text:p>20.746</text:p>
          </table:table-cell>
          <table:table-cell office:value-type="float" office:value="25.1099571" calcext:value-type="float">
            <text:p>25.110</text:p>
          </table:table-cell>
          <table:table-cell office:value-type="float" office:value="32.3660959" calcext:value-type="float">
            <text:p>32.366</text:p>
          </table:table-cell>
          <table:table-cell office:value-type="float" office:value="27.6743533" calcext:value-type="float">
            <text:p>27.674</text:p>
          </table:table-cell>
          <table:table-cell office:value-type="float" office:value="27.3074582" calcext:value-type="float">
            <text:p>27.307</text:p>
          </table:table-cell>
          <table:table-cell office:value-type="float" office:value="60.1405711" calcext:value-type="float">
            <text:p>60.141</text:p>
          </table:table-cell>
        </table:table-row>
        <table:table-row table:style-name="ro1">
          <table:table-cell office:value-type="float" office:value="8.53273138" calcext:value-type="float">
            <text:p>8.533</text:p>
          </table:table-cell>
          <table:table-cell office:value-type="float" office:value="0" calcext:value-type="float">
            <text:p>0.000</text:p>
          </table:table-cell>
          <table:table-cell office:value-type="float" office:value="7.38941422" calcext:value-type="float">
            <text:p>7.389</text:p>
          </table:table-cell>
          <table:table-cell office:value-type="float" office:value="15.9221456" calcext:value-type="float">
            <text:p>15.922</text:p>
          </table:table-cell>
          <table:table-cell office:value-type="float" office:value="15.3456005" calcext:value-type="float">
            <text:p>15.346</text:p>
          </table:table-cell>
          <table:table-cell office:value-type="float" office:value="15.9813002" calcext:value-type="float">
            <text:p>15.981</text:p>
          </table:table-cell>
          <table:table-cell office:value-type="float" office:value="21.2460982" calcext:value-type="float">
            <text:p>21.246</text:p>
          </table:table-cell>
          <table:table-cell office:value-type="float" office:value="25.579956" calcext:value-type="float">
            <text:p>25.580</text:p>
          </table:table-cell>
          <table:table-cell office:value-type="float" office:value="33.4769876" calcext:value-type="float">
            <text:p>33.477</text:p>
          </table:table-cell>
          <table:table-cell office:value-type="float" office:value="28.2291433" calcext:value-type="float">
            <text:p>28.229</text:p>
          </table:table-cell>
          <table:table-cell office:value-type="float" office:value="27.6769932" calcext:value-type="float">
            <text:p>27.677</text:p>
          </table:table-cell>
          <table:table-cell office:value-type="float" office:value="60.8806174" calcext:value-type="float">
            <text:p>60.881</text:p>
          </table:table-cell>
        </table:table-row>
        <table:table-row table:style-name="ro1">
          <table:table-cell office:value-type="float" office:value="9.14221219" calcext:value-type="float">
            <text:p>9.142</text:p>
          </table:table-cell>
          <table:table-cell office:value-type="float" office:value="0" calcext:value-type="float">
            <text:p>0.000</text:p>
          </table:table-cell>
          <table:table-cell office:value-type="float" office:value="7.94699549" calcext:value-type="float">
            <text:p>7.947</text:p>
          </table:table-cell>
          <table:table-cell office:value-type="float" office:value="17.0892077" calcext:value-type="float">
            <text:p>17.089</text:p>
          </table:table-cell>
          <table:table-cell office:value-type="float" office:value="15.3701614" calcext:value-type="float">
            <text:p>15.370</text:p>
          </table:table-cell>
          <table:table-cell office:value-type="float" office:value="15.9760948" calcext:value-type="float">
            <text:p>15.976</text:p>
          </table:table-cell>
          <table:table-cell office:value-type="float" office:value="21.7517788" calcext:value-type="float">
            <text:p>21.752</text:p>
          </table:table-cell>
          <table:table-cell office:value-type="float" office:value="26.0610745" calcext:value-type="float">
            <text:p>26.061</text:p>
          </table:table-cell>
          <table:table-cell office:value-type="float" office:value="34.5973544" calcext:value-type="float">
            <text:p>34.597</text:p>
          </table:table-cell>
          <table:table-cell office:value-type="float" office:value="28.7867246" calcext:value-type="float">
            <text:p>28.787</text:p>
          </table:table-cell>
          <table:table-cell office:value-type="float" office:value="28.0292472" calcext:value-type="float">
            <text:p>28.029</text:p>
          </table:table-cell>
          <table:table-cell office:value-type="float" office:value="61.6435248" calcext:value-type="float">
            <text:p>61.644</text:p>
          </table:table-cell>
        </table:table-row>
        <table:table-row table:style-name="ro1">
          <table:table-cell office:value-type="float" office:value="9.751693" calcext:value-type="float">
            <text:p>9.752</text:p>
          </table:table-cell>
          <table:table-cell office:value-type="float" office:value="0" calcext:value-type="float">
            <text:p>0.000</text:p>
          </table:table-cell>
          <table:table-cell office:value-type="float" office:value="8.50717607" calcext:value-type="float">
            <text:p>8.507</text:p>
          </table:table-cell>
          <table:table-cell office:value-type="float" office:value="18.2588691" calcext:value-type="float">
            <text:p>18.259</text:p>
          </table:table-cell>
          <table:table-cell office:value-type="float" office:value="15.3900169" calcext:value-type="float">
            <text:p>15.390</text:p>
          </table:table-cell>
          <table:table-cell office:value-type="float" office:value="15.967947" calcext:value-type="float">
            <text:p>15.968</text:p>
          </table:table-cell>
          <table:table-cell office:value-type="float" office:value="22.2626591" calcext:value-type="float">
            <text:p>22.263</text:p>
          </table:table-cell>
          <table:table-cell office:value-type="float" office:value="26.5521005" calcext:value-type="float">
            <text:p>26.552</text:p>
          </table:table-cell>
          <table:table-cell office:value-type="float" office:value="35.7258634" calcext:value-type="float">
            <text:p>35.726</text:p>
          </table:table-cell>
          <table:table-cell office:value-type="float" office:value="29.3469052" calcext:value-type="float">
            <text:p>29.347</text:p>
          </table:table-cell>
          <table:table-cell office:value-type="float" office:value="28.3647551" calcext:value-type="float">
            <text:p>28.365</text:p>
          </table:table-cell>
          <table:table-cell office:value-type="float" office:value="62.4283781" calcext:value-type="float">
            <text:p>62.428</text:p>
          </table:table-cell>
        </table:table-row>
        <table:table-row table:style-name="ro1">
          <table:table-cell office:value-type="float" office:value="10.3611738" calcext:value-type="float">
            <text:p>10.361</text:p>
          </table:table-cell>
          <table:table-cell office:value-type="float" office:value="0" calcext:value-type="float">
            <text:p>0.000</text:p>
          </table:table-cell>
          <table:table-cell office:value-type="float" office:value="9.06978217" calcext:value-type="float">
            <text:p>9.070</text:p>
          </table:table-cell>
          <table:table-cell office:value-type="float" office:value="19.430956" calcext:value-type="float">
            <text:p>19.431</text:p>
          </table:table-cell>
          <table:table-cell office:value-type="float" office:value="15.4058758" calcext:value-type="float">
            <text:p>15.406</text:p>
          </table:table-cell>
          <table:table-cell office:value-type="float" office:value="15.9575858" calcext:value-type="float">
            <text:p>15.958</text:p>
          </table:table-cell>
          <table:table-cell office:value-type="float" office:value="22.7783905" calcext:value-type="float">
            <text:p>22.778</text:p>
          </table:table-cell>
          <table:table-cell office:value-type="float" office:value="27.0519729" calcext:value-type="float">
            <text:p>27.052</text:p>
          </table:table-cell>
          <table:table-cell office:value-type="float" office:value="36.8614368" calcext:value-type="float">
            <text:p>36.861</text:p>
          </table:table-cell>
          <table:table-cell office:value-type="float" office:value="29.9095113" calcext:value-type="float">
            <text:p>29.910</text:p>
          </table:table-cell>
          <table:table-cell office:value-type="float" office:value="28.6840971" calcext:value-type="float">
            <text:p>28.684</text:p>
          </table:table-cell>
          <table:table-cell office:value-type="float" office:value="63.2342472" calcext:value-type="float">
            <text:p>63.234</text:p>
          </table:table-cell>
        </table:table-row>
        <table:table-row table:style-name="ro1">
          <table:table-cell office:value-type="float" office:value="10.9706546" calcext:value-type="float">
            <text:p>10.971</text:p>
          </table:table-cell>
          <table:table-cell office:value-type="float" office:value="0" calcext:value-type="float">
            <text:p>0.000</text:p>
          </table:table-cell>
          <table:table-cell office:value-type="float" office:value="9.63465237" calcext:value-type="float">
            <text:p>9.635</text:p>
          </table:table-cell>
          <table:table-cell office:value-type="float" office:value="20.605307" calcext:value-type="float">
            <text:p>20.605</text:p>
          </table:table-cell>
          <table:table-cell office:value-type="float" office:value="15.4183465" calcext:value-type="float">
            <text:p>15.418</text:p>
          </table:table-cell>
          <table:table-cell office:value-type="float" office:value="15.9455734" calcext:value-type="float">
            <text:p>15.946</text:p>
          </table:table-cell>
          <table:table-cell office:value-type="float" office:value="23.298649" calcext:value-type="float">
            <text:p>23.299</text:p>
          </table:table-cell>
          <table:table-cell office:value-type="float" office:value="27.5597607" calcext:value-type="float">
            <text:p>27.560</text:p>
          </table:table-cell>
          <table:table-cell office:value-type="float" office:value="38.0031896" calcext:value-type="float">
            <text:p>38.003</text:p>
          </table:table-cell>
          <table:table-cell office:value-type="float" office:value="30.4743815" calcext:value-type="float">
            <text:p>30.474</text:p>
          </table:table-cell>
          <table:table-cell office:value-type="float" office:value="28.987886" calcext:value-type="float">
            <text:p>28.988</text:p>
          </table:table-cell>
          <table:table-cell office:value-type="float" office:value="64.0601986" calcext:value-type="float">
            <text:p>64.060</text:p>
          </table:table-cell>
        </table:table-row>
        <table:table-row table:style-name="ro1">
          <table:table-cell office:value-type="float" office:value="11.5801354" calcext:value-type="float">
            <text:p>11.580</text:p>
          </table:table-cell>
          <table:table-cell office:value-type="float" office:value="0" calcext:value-type="float">
            <text:p>0.000</text:p>
          </table:table-cell>
          <table:table-cell office:value-type="float" office:value="10.2016377" calcext:value-type="float">
            <text:p>10.202</text:p>
          </table:table-cell>
          <table:table-cell office:value-type="float" office:value="21.7817731" calcext:value-type="float">
            <text:p>21.782</text:p>
          </table:table-cell>
          <table:table-cell office:value-type="float" office:value="15.4279436" calcext:value-type="float">
            <text:p>15.428</text:p>
          </table:table-cell>
          <table:table-cell office:value-type="float" office:value="15.9323442" calcext:value-type="float">
            <text:p>15.932</text:p>
          </table:table-cell>
          <table:table-cell office:value-type="float" office:value="23.82314" calcext:value-type="float">
            <text:p>23.823</text:p>
          </table:table-cell>
          <table:table-cell office:value-type="float" office:value="28.0746535" calcext:value-type="float">
            <text:p>28.075</text:p>
          </table:table-cell>
          <table:table-cell office:value-type="float" office:value="39.1503894" calcext:value-type="float">
            <text:p>39.150</text:p>
          </table:table-cell>
          <table:table-cell office:value-type="float" office:value="31.0413668" calcext:value-type="float">
            <text:p>31.041</text:p>
          </table:table-cell>
          <table:table-cell office:value-type="float" office:value="29.2767562" calcext:value-type="float">
            <text:p>29.277</text:p>
          </table:table-cell>
          <table:table-cell office:value-type="float" office:value="64.9052991" calcext:value-type="float">
            <text:p>64.905</text:p>
          </table:table-cell>
        </table:table-row>
        <table:table-row table:style-name="ro1">
          <table:table-cell office:value-type="float" office:value="12.1896163" calcext:value-type="float">
            <text:p>12.190</text:p>
          </table:table-cell>
          <table:table-cell office:value-type="float" office:value="0" calcext:value-type="float">
            <text:p>0.000</text:p>
          </table:table-cell>
          <table:table-cell office:value-type="float" office:value="10.7706016" calcext:value-type="float">
            <text:p>10.771</text:p>
          </table:table-cell>
          <table:table-cell office:value-type="float" office:value="22.9602178" calcext:value-type="float">
            <text:p>22.960</text:p>
          </table:table-cell>
          <table:table-cell office:value-type="float" office:value="15.4351072" calcext:value-type="float">
            <text:p>15.435</text:p>
          </table:table-cell>
          <table:table-cell office:value-type="float" office:value="15.9182381" calcext:value-type="float">
            <text:p>15.918</text:p>
          </table:table-cell>
          <table:table-cell office:value-type="float" office:value="24.351588" calcext:value-type="float">
            <text:p>24.352</text:p>
          </table:table-cell>
          <table:table-cell office:value-type="float" office:value="28.5959391" calcext:value-type="float">
            <text:p>28.596</text:p>
          </table:table-cell>
          <table:table-cell office:value-type="float" office:value="40.3024244" calcext:value-type="float">
            <text:p>40.302</text:p>
          </table:table-cell>
          <table:table-cell office:value-type="float" office:value="31.6103307" calcext:value-type="float">
            <text:p>31.610</text:p>
          </table:table-cell>
          <table:table-cell office:value-type="float" office:value="29.5513567" calcext:value-type="float">
            <text:p>29.551</text:p>
          </table:table-cell>
          <table:table-cell office:value-type="float" office:value="65.7686287" calcext:value-type="float">
            <text:p>65.769</text:p>
          </table:table-cell>
        </table:table-row>
        <table:table-row table:style-name="ro1">
          <table:table-cell office:value-type="float" office:value="12.7990971" calcext:value-type="float">
            <text:p>12.799</text:p>
          </table:table-cell>
          <table:table-cell office:value-type="float" office:value="0" calcext:value-type="float">
            <text:p>0.000</text:p>
          </table:table-cell>
          <table:table-cell office:value-type="float" office:value="11.3414199" calcext:value-type="float">
            <text:p>11.341</text:p>
          </table:table-cell>
          <table:table-cell office:value-type="float" office:value="24.1405169" calcext:value-type="float">
            <text:p>24.141</text:p>
          </table:table-cell>
          <table:table-cell office:value-type="float" office:value="15.4402065" calcext:value-type="float">
            <text:p>15.440</text:p>
          </table:table-cell>
          <table:table-cell office:value-type="float" office:value="15.9035203" calcext:value-type="float">
            <text:p>15.904</text:p>
          </table:table-cell>
          <table:table-cell office:value-type="float" office:value="24.8837427" calcext:value-type="float">
            <text:p>24.884</text:p>
          </table:table-cell>
          <table:table-cell office:value-type="float" office:value="29.1229944" calcext:value-type="float">
            <text:p>29.123</text:p>
          </table:table-cell>
          <table:table-cell office:value-type="float" office:value="41.4587777" calcext:value-type="float">
            <text:p>41.459</text:p>
          </table:table-cell>
          <table:table-cell office:value-type="float" office:value="32.181149" calcext:value-type="float">
            <text:p>32.181</text:p>
          </table:table-cell>
          <table:table-cell office:value-type="float" office:value="29.8123397" calcext:value-type="float">
            <text:p>29.812</text:p>
          </table:table-cell>
          <table:table-cell office:value-type="float" office:value="66.649281" calcext:value-type="float">
            <text:p>66.649</text:p>
          </table:table-cell>
        </table:table-row>
        <table:table-row table:style-name="ro1">
          <table:table-cell office:value-type="float" office:value="13.4085779" calcext:value-type="float">
            <text:p>13.409</text:p>
          </table:table-cell>
          <table:table-cell office:value-type="float" office:value="0" calcext:value-type="float">
            <text:p>0.000</text:p>
          </table:table-cell>
          <table:table-cell office:value-type="float" office:value="11.913974" calcext:value-type="float">
            <text:p>11.914</text:p>
          </table:table-cell>
          <table:table-cell office:value-type="float" office:value="25.3225519" calcext:value-type="float">
            <text:p>25.323</text:p>
          </table:table-cell>
          <table:table-cell office:value-type="float" office:value="15.4435576" calcext:value-type="float">
            <text:p>15.444</text:p>
          </table:table-cell>
          <table:table-cell office:value-type="float" office:value="15.8883973" calcext:value-type="float">
            <text:p>15.888</text:p>
          </table:table-cell>
          <table:table-cell office:value-type="float" office:value="25.4193702" calcext:value-type="float">
            <text:p>25.419</text:p>
          </table:table-cell>
          <table:table-cell office:value-type="float" office:value="29.6552709" calcext:value-type="float">
            <text:p>29.655</text:p>
          </table:table-cell>
          <table:table-cell office:value-type="float" office:value="42.6190079" calcext:value-type="float">
            <text:p>42.619</text:p>
          </table:table-cell>
          <table:table-cell office:value-type="float" office:value="32.7537032" calcext:value-type="float">
            <text:p>32.754</text:p>
          </table:table-cell>
          <table:table-cell office:value-type="float" office:value="30.0603567" calcext:value-type="float">
            <text:p>30.060</text:p>
          </table:table-cell>
          <table:table-cell office:value-type="float" office:value="67.5463725" calcext:value-type="float">
            <text:p>67.546</text:p>
          </table:table-cell>
        </table:table-row>
        <table:table-row table:style-name="ro1">
          <table:table-cell office:value-type="float" office:value="14.0180587" calcext:value-type="float">
            <text:p>14.018</text:p>
          </table:table-cell>
          <table:table-cell office:value-type="float" office:value="0" calcext:value-type="float">
            <text:p>0.000</text:p>
          </table:table-cell>
          <table:table-cell office:value-type="float" office:value="12.4881569" calcext:value-type="float">
            <text:p>12.488</text:p>
          </table:table-cell>
          <table:table-cell office:value-type="float" office:value="26.5062156" calcext:value-type="float">
            <text:p>26.506</text:p>
          </table:table-cell>
          <table:table-cell office:value-type="float" office:value="15.4454278" calcext:value-type="float">
            <text:p>15.445</text:p>
          </table:table-cell>
          <table:table-cell office:value-type="float" office:value="15.8730339" calcext:value-type="float">
            <text:p>15.873</text:p>
          </table:table-cell>
          <table:table-cell office:value-type="float" office:value="25.9582551" calcext:value-type="float">
            <text:p>25.958</text:p>
          </table:table-cell>
          <table:table-cell office:value-type="float" office:value="30.1922867" calcext:value-type="float">
            <text:p>30.192</text:p>
          </table:table-cell>
          <table:table-cell office:value-type="float" office:value="43.7827393" calcext:value-type="float">
            <text:p>43.783</text:p>
          </table:table-cell>
          <table:table-cell office:value-type="float" office:value="33.327886" calcext:value-type="float">
            <text:p>33.328</text:p>
          </table:table-cell>
          <table:table-cell office:value-type="float" office:value="30.2960497" calcext:value-type="float">
            <text:p>30.296</text:p>
          </table:table-cell>
          <table:table-cell office:value-type="float" office:value="68.4590451" calcext:value-type="float">
            <text:p>68.459</text:p>
          </table:table-cell>
        </table:table-row>
        <table:table-row table:style-name="ro1">
          <table:table-cell office:value-type="float" office:value="14.6275395" calcext:value-type="float">
            <text:p>14.628</text:p>
          </table:table-cell>
          <table:table-cell office:value-type="float" office:value="0" calcext:value-type="float">
            <text:p>0.000</text:p>
          </table:table-cell>
          <table:table-cell office:value-type="float" office:value="13.0638702" calcext:value-type="float">
            <text:p>13.064</text:p>
          </table:table-cell>
          <table:table-cell office:value-type="float" office:value="27.6914097" calcext:value-type="float">
            <text:p>27.691</text:p>
          </table:table-cell>
          <table:table-cell office:value-type="float" office:value="15.446044" calcext:value-type="float">
            <text:p>15.446</text:p>
          </table:table-cell>
          <table:table-cell office:value-type="float" office:value="15.8575564" calcext:value-type="float">
            <text:p>15.858</text:p>
          </table:table-cell>
          <table:table-cell office:value-type="float" office:value="26.5002009" calcext:value-type="float">
            <text:p>26.500</text:p>
          </table:table-cell>
          <table:table-cell office:value-type="float" office:value="30.7336151" calcext:value-type="float">
            <text:p>30.734</text:p>
          </table:table-cell>
          <table:table-cell office:value-type="float" office:value="44.9496422" calcext:value-type="float">
            <text:p>44.950</text:p>
          </table:table-cell>
          <table:table-cell office:value-type="float" office:value="33.9035993" calcext:value-type="float">
            <text:p>33.904</text:p>
          </table:table-cell>
          <table:table-cell office:value-type="float" office:value="30.5200485" calcext:value-type="float">
            <text:p>30.520</text:p>
          </table:table-cell>
          <table:table-cell office:value-type="float" office:value="69.3864718" calcext:value-type="float">
            <text:p>69.386</text:p>
          </table:table-cell>
        </table:table-row>
        <table:table-row table:style-name="ro1">
          <table:table-cell office:value-type="float" office:value="15.2370203" calcext:value-type="float">
            <text:p>15.237</text:p>
          </table:table-cell>
          <table:table-cell office:value-type="float" office:value="0" calcext:value-type="float">
            <text:p>0.000</text:p>
          </table:table-cell>
          <table:table-cell office:value-type="float" office:value="13.6410203" calcext:value-type="float">
            <text:p>13.641</text:p>
          </table:table-cell>
          <table:table-cell office:value-type="float" office:value="28.8780406" calcext:value-type="float">
            <text:p>28.878</text:p>
          </table:table-cell>
          <table:table-cell office:value-type="float" office:value="15.4455993" calcext:value-type="float">
            <text:p>15.446</text:p>
          </table:table-cell>
          <table:table-cell office:value-type="float" office:value="15.8420655" calcext:value-type="float">
            <text:p>15.842</text:p>
          </table:table-cell>
          <table:table-cell office:value-type="float" office:value="27.0450203" calcext:value-type="float">
            <text:p>27.045</text:p>
          </table:table-cell>
          <table:table-cell office:value-type="float" office:value="31.2788792" calcext:value-type="float">
            <text:p>31.279</text:p>
          </table:table-cell>
          <table:table-cell office:value-type="float" office:value="46.1194345" calcext:value-type="float">
            <text:p>46.119</text:p>
          </table:table-cell>
          <table:table-cell office:value-type="float" office:value="34.4807494" calcext:value-type="float">
            <text:p>34.481</text:p>
          </table:table-cell>
          <table:table-cell office:value-type="float" office:value="30.7329661" calcext:value-type="float">
            <text:p>30.733</text:p>
          </table:table-cell>
          <table:table-cell office:value-type="float" office:value="70.3278555" calcext:value-type="float">
            <text:p>70.328</text:p>
          </table:table-cell>
        </table:table-row>
        <table:table-row table:style-name="ro1">
          <table:table-cell office:value-type="float" office:value="15.8465011" calcext:value-type="float">
            <text:p>15.847</text:p>
          </table:table-cell>
          <table:table-cell office:value-type="float" office:value="0" calcext:value-type="float">
            <text:p>0.000</text:p>
          </table:table-cell>
          <table:table-cell office:value-type="float" office:value="14.2195237" calcext:value-type="float">
            <text:p>14.220</text:p>
          </table:table-cell>
          <table:table-cell office:value-type="float" office:value="30.0660248" calcext:value-type="float">
            <text:p>30.066</text:p>
          </table:table-cell>
          <table:table-cell office:value-type="float" office:value="15.4442596" calcext:value-type="float">
            <text:p>15.444</text:p>
          </table:table-cell>
          <table:table-cell office:value-type="float" office:value="15.82664" calcext:value-type="float">
            <text:p>15.827</text:p>
          </table:table-cell>
          <table:table-cell office:value-type="float" office:value="27.5925463" calcext:value-type="float">
            <text:p>27.593</text:p>
          </table:table-cell>
          <table:table-cell office:value-type="float" office:value="31.8277449" calcext:value-type="float">
            <text:p>31.828</text:p>
          </table:table-cell>
          <table:table-cell office:value-type="float" office:value="47.2918657" calcext:value-type="float">
            <text:p>47.292</text:p>
          </table:table-cell>
          <table:table-cell office:value-type="float" office:value="35.0592528" calcext:value-type="float">
            <text:p>35.059</text:p>
          </table:table-cell>
          <table:table-cell office:value-type="float" office:value="30.9353962" calcext:value-type="float">
            <text:p>30.935</text:p>
          </table:table-cell>
          <table:table-cell office:value-type="float" office:value="71.2824323" calcext:value-type="float">
            <text:p>71.282</text:p>
          </table:table-cell>
        </table:table-row>
        <table:table-row table:style-name="ro1">
          <table:table-cell office:value-type="float" office:value="16.4559819" calcext:value-type="float">
            <text:p>16.456</text:p>
          </table:table-cell>
          <table:table-cell office:value-type="float" office:value="0" calcext:value-type="float">
            <text:p>0.000</text:p>
          </table:table-cell>
          <table:table-cell office:value-type="float" office:value="14.7993002" calcext:value-type="float">
            <text:p>14.799</text:p>
          </table:table-cell>
          <table:table-cell office:value-type="float" office:value="31.2552822" calcext:value-type="float">
            <text:p>31.255</text:p>
          </table:table-cell>
          <table:table-cell office:value-type="float" office:value="15.4421637" calcext:value-type="float">
            <text:p>15.442</text:p>
          </table:table-cell>
          <table:table-cell office:value-type="float" office:value="15.8113431" calcext:value-type="float">
            <text:p>15.811</text:p>
          </table:table-cell>
          <table:table-cell office:value-type="float" office:value="28.1426196" calcext:value-type="float">
            <text:p>28.143</text:p>
          </table:table-cell>
          <table:table-cell office:value-type="float" office:value="32.3799142" calcext:value-type="float">
            <text:p>32.380</text:p>
          </table:table-cell>
          <table:table-cell office:value-type="float" office:value="48.4667167" calcext:value-type="float">
            <text:p>48.467</text:p>
          </table:table-cell>
          <table:table-cell office:value-type="float" office:value="35.6390293" calcext:value-type="float">
            <text:p>35.639</text:p>
          </table:table-cell>
          <table:table-cell office:value-type="float" office:value="31.1279086" calcext:value-type="float">
            <text:p>31.128</text:p>
          </table:table-cell>
          <table:table-cell office:value-type="float" office:value="72.249474" calcext:value-type="float">
            <text:p>72.249</text:p>
          </table:table-cell>
        </table:table-row>
        <table:table-row table:style-name="ro1">
          <table:table-cell office:value-type="float" office:value="17.0654628" calcext:value-type="float">
            <text:p>17.065</text:p>
          </table:table-cell>
          <table:table-cell office:value-type="float" office:value="0" calcext:value-type="float">
            <text:p>0.000</text:p>
          </table:table-cell>
          <table:table-cell office:value-type="float" office:value="15.3802777" calcext:value-type="float">
            <text:p>15.380</text:p>
          </table:table-cell>
          <table:table-cell office:value-type="float" office:value="32.4457404" calcext:value-type="float">
            <text:p>32.446</text:p>
          </table:table-cell>
          <table:table-cell office:value-type="float" office:value="15.4394312" calcext:value-type="float">
            <text:p>15.439</text:p>
          </table:table-cell>
          <table:table-cell office:value-type="float" office:value="15.7962201" calcext:value-type="float">
            <text:p>15.796</text:p>
          </table:table-cell>
          <table:table-cell office:value-type="float" office:value="28.6950926" calcext:value-type="float">
            <text:p>28.695</text:p>
          </table:table-cell>
          <table:table-cell office:value-type="float" office:value="32.9351196" calcext:value-type="float">
            <text:p>32.935</text:p>
          </table:table-cell>
          <table:table-cell office:value-type="float" office:value="49.6437935" calcext:value-type="float">
            <text:p>49.644</text:p>
          </table:table-cell>
          <table:table-cell office:value-type="float" office:value="36.2200068" calcext:value-type="float">
            <text:p>36.220</text:p>
          </table:table-cell>
          <table:table-cell office:value-type="float" office:value="31.3110497" calcext:value-type="float">
            <text:p>31.311</text:p>
          </table:table-cell>
          <table:table-cell office:value-type="float" office:value="73.2282867" calcext:value-type="float">
            <text:p>73.228</text:p>
          </table:table-cell>
        </table:table-row>
        <table:table-row table:style-name="ro1">
          <table:table-cell office:value-type="float" office:value="17.6749436" calcext:value-type="float">
            <text:p>17.675</text:p>
          </table:table-cell>
          <table:table-cell office:value-type="float" office:value="0" calcext:value-type="float">
            <text:p>0.000</text:p>
          </table:table-cell>
          <table:table-cell office:value-type="float" office:value="15.9623871" calcext:value-type="float">
            <text:p>15.962</text:p>
          </table:table-cell>
          <table:table-cell office:value-type="float" office:value="33.6373307" calcext:value-type="float">
            <text:p>33.637</text:p>
          </table:table-cell>
          <table:table-cell office:value-type="float" office:value="15.4361659" calcext:value-type="float">
            <text:p>15.436</text:p>
          </table:table-cell>
          <table:table-cell office:value-type="float" office:value="15.7813093" calcext:value-type="float">
            <text:p>15.781</text:p>
          </table:table-cell>
          <table:table-cell office:value-type="float" office:value="29.2498307" calcext:value-type="float">
            <text:p>29.250</text:p>
          </table:table-cell>
          <table:table-cell office:value-type="float" office:value="33.4931242" calcext:value-type="float">
            <text:p>33.493</text:p>
          </table:table-cell>
          <table:table-cell office:value-type="float" office:value="50.8229233" calcext:value-type="float">
            <text:p>50.823</text:p>
          </table:table-cell>
          <table:table-cell office:value-type="float" office:value="36.8021163" calcext:value-type="float">
            <text:p>36.802</text:p>
          </table:table-cell>
          <table:table-cell office:value-type="float" office:value="31.4853431" calcext:value-type="float">
            <text:p>31.485</text:p>
          </table:table-cell>
          <table:table-cell office:value-type="float" office:value="74.2182122" calcext:value-type="float">
            <text:p>74.218</text:p>
          </table:table-cell>
        </table:table-row>
        <table:table-row table:style-name="ro1">
          <table:table-cell office:value-type="float" office:value="18.2844244" calcext:value-type="float">
            <text:p>18.284</text:p>
          </table:table-cell>
          <table:table-cell office:value-type="float" office:value="0" calcext:value-type="float">
            <text:p>0.000</text:p>
          </table:table-cell>
          <table:table-cell office:value-type="float" office:value="16.5455655" calcext:value-type="float">
            <text:p>16.546</text:p>
          </table:table-cell>
          <table:table-cell office:value-type="float" office:value="34.8299898" calcext:value-type="float">
            <text:p>34.830</text:p>
          </table:table-cell>
          <table:table-cell office:value-type="float" office:value="15.4324526" calcext:value-type="float">
            <text:p>15.432</text:p>
          </table:table-cell>
          <table:table-cell office:value-type="float" office:value="15.7666377" calcext:value-type="float">
            <text:p>15.767</text:p>
          </table:table-cell>
          <table:table-cell office:value-type="float" office:value="29.8067077" calcext:value-type="float">
            <text:p>29.807</text:p>
          </table:table-cell>
          <table:table-cell office:value-type="float" office:value="34.0537133" calcext:value-type="float">
            <text:p>34.054</text:p>
          </table:table-cell>
          <table:table-cell office:value-type="float" office:value="52.0039526" calcext:value-type="float">
            <text:p>52.004</text:p>
          </table:table-cell>
          <table:table-cell office:value-type="float" office:value="37.3852946" calcext:value-type="float">
            <text:p>37.385</text:p>
          </table:table-cell>
          <table:table-cell office:value-type="float" office:value="31.6512867" calcext:value-type="float">
            <text:p>31.651</text:p>
          </table:table-cell>
          <table:table-cell office:value-type="float" office:value="75.2186264" calcext:value-type="float">
            <text:p>75.219</text:p>
          </table:table-cell>
        </table:table-row>
        <table:table-row table:style-name="ro1">
          <table:table-cell office:value-type="float" office:value="18.8939052" calcext:value-type="float">
            <text:p>18.894</text:p>
          </table:table-cell>
          <table:table-cell office:value-type="float" office:value="0" calcext:value-type="float">
            <text:p>0.000</text:p>
          </table:table-cell>
          <table:table-cell office:value-type="float" office:value="17.1297551" calcext:value-type="float">
            <text:p>17.130</text:p>
          </table:table-cell>
          <table:table-cell office:value-type="float" office:value="36.0236603" calcext:value-type="float">
            <text:p>36.024</text:p>
          </table:table-cell>
          <table:table-cell office:value-type="float" office:value="15.4283691" calcext:value-type="float">
            <text:p>15.428</text:p>
          </table:table-cell>
          <table:table-cell office:value-type="float" office:value="15.7522257" calcext:value-type="float">
            <text:p>15.752</text:p>
          </table:table-cell>
          <table:table-cell office:value-type="float" office:value="30.365605" calcext:value-type="float">
            <text:p>30.366</text:p>
          </table:table-cell>
          <table:table-cell office:value-type="float" office:value="34.6166941" calcext:value-type="float">
            <text:p>34.617</text:p>
          </table:table-cell>
          <table:table-cell office:value-type="float" office:value="53.1867415" calcext:value-type="float">
            <text:p>53.187</text:p>
          </table:table-cell>
          <table:table-cell office:value-type="float" office:value="37.9694842" calcext:value-type="float">
            <text:p>37.969</text:p>
          </table:table-cell>
          <table:table-cell office:value-type="float" office:value="31.809351" calcext:value-type="float">
            <text:p>31.809</text:p>
          </table:table-cell>
          <table:table-cell office:value-type="float" office:value="76.2289402" calcext:value-type="float">
            <text:p>76.229</text:p>
          </table:table-cell>
        </table:table-row>
        <table:table-row table:style-name="ro1">
          <table:table-cell office:value-type="float" office:value="19.503386" calcext:value-type="float">
            <text:p>19.503</text:p>
          </table:table-cell>
          <table:table-cell office:value-type="float" office:value="0" calcext:value-type="float">
            <text:p>0.000</text:p>
          </table:table-cell>
          <table:table-cell office:value-type="float" office:value="17.7148995" calcext:value-type="float">
            <text:p>17.715</text:p>
          </table:table-cell>
          <table:table-cell office:value-type="float" office:value="37.2182856" calcext:value-type="float">
            <text:p>37.218</text:p>
          </table:table-cell>
          <table:table-cell office:value-type="float" office:value="15.4239774" calcext:value-type="float">
            <text:p>15.424</text:p>
          </table:table-cell>
          <table:table-cell office:value-type="float" office:value="15.7380892" calcext:value-type="float">
            <text:p>15.738</text:p>
          </table:table-cell>
          <table:table-cell office:value-type="float" office:value="30.9264131" calcext:value-type="float">
            <text:p>30.926</text:p>
          </table:table-cell>
          <table:table-cell office:value-type="float" office:value="35.1818939" calcext:value-type="float">
            <text:p>35.182</text:p>
          </table:table-cell>
          <table:table-cell office:value-type="float" office:value="54.371167" calcext:value-type="float">
            <text:p>54.371</text:p>
          </table:table-cell>
          <table:table-cell office:value-type="float" office:value="38.5546287" calcext:value-type="float">
            <text:p>38.555</text:p>
          </table:table-cell>
          <table:table-cell office:value-type="float" office:value="31.9599842" calcext:value-type="float">
            <text:p>31.960</text:p>
          </table:table-cell>
          <table:table-cell office:value-type="float" office:value="77.2485959" calcext:value-type="float">
            <text:p>77.249</text:p>
          </table:table-cell>
        </table:table-row>
        <table:table-row table:style-name="ro1">
          <table:table-cell office:value-type="float" office:value="20.1128668" calcext:value-type="float">
            <text:p>20.113</text:p>
          </table:table-cell>
          <table:table-cell office:value-type="float" office:value="0" calcext:value-type="float">
            <text:p>0.000</text:p>
          </table:table-cell>
          <table:table-cell office:value-type="float" office:value="18.3009481" calcext:value-type="float">
            <text:p>18.301</text:p>
          </table:table-cell>
          <table:table-cell office:value-type="float" office:value="38.4138149" calcext:value-type="float">
            <text:p>38.414</text:p>
          </table:table-cell>
          <table:table-cell office:value-type="float" office:value="15.419333" calcext:value-type="float">
            <text:p>15.419</text:p>
          </table:table-cell>
          <table:table-cell office:value-type="float" office:value="15.7242381" calcext:value-type="float">
            <text:p>15.724</text:p>
          </table:table-cell>
          <table:table-cell office:value-type="float" office:value="31.4890305" calcext:value-type="float">
            <text:p>31.489</text:p>
          </table:table-cell>
          <table:table-cell office:value-type="float" office:value="35.7491558" calcext:value-type="float">
            <text:p>35.749</text:p>
          </table:table-cell>
          <table:table-cell office:value-type="float" office:value="55.5571163" calcext:value-type="float">
            <text:p>55.557</text:p>
          </table:table-cell>
          <table:table-cell office:value-type="float" office:value="39.1406772" calcext:value-type="float">
            <text:p>39.141</text:p>
          </table:table-cell>
          <table:table-cell office:value-type="float" office:value="32.1036072" calcext:value-type="float">
            <text:p>32.104</text:p>
          </table:table-cell>
          <table:table-cell office:value-type="float" office:value="78.27707" calcext:value-type="float">
            <text:p>78.277</text:p>
          </table:table-cell>
        </table:table-row>
        <table:table-row table:style-name="ro1">
          <table:table-cell office:value-type="float" office:value="20.7223476" calcext:value-type="float">
            <text:p>20.722</text:p>
          </table:table-cell>
          <table:table-cell office:value-type="float" office:value="0" calcext:value-type="float">
            <text:p>0.000</text:p>
          </table:table-cell>
          <table:table-cell office:value-type="float" office:value="18.8878544" calcext:value-type="float">
            <text:p>18.888</text:p>
          </table:table-cell>
          <table:table-cell office:value-type="float" office:value="39.610202" calcext:value-type="float">
            <text:p>39.610</text:p>
          </table:table-cell>
          <table:table-cell office:value-type="float" office:value="15.4144842" calcext:value-type="float">
            <text:p>15.414</text:p>
          </table:table-cell>
          <table:table-cell office:value-type="float" office:value="15.7106795" calcext:value-type="float">
            <text:p>15.711</text:p>
          </table:table-cell>
          <table:table-cell office:value-type="float" office:value="32.0533612" calcext:value-type="float">
            <text:p>32.053</text:p>
          </table:table-cell>
          <table:table-cell office:value-type="float" office:value="36.3183352" calcext:value-type="float">
            <text:p>36.318</text:p>
          </table:table-cell>
          <table:table-cell office:value-type="float" office:value="56.7444876" calcext:value-type="float">
            <text:p>56.744</text:p>
          </table:table-cell>
          <table:table-cell office:value-type="float" office:value="39.7275835" calcext:value-type="float">
            <text:p>39.728</text:p>
          </table:table-cell>
          <table:table-cell office:value-type="float" office:value="32.2406208" calcext:value-type="float">
            <text:p>32.241</text:p>
          </table:table-cell>
          <table:table-cell office:value-type="float" office:value="79.3138691" calcext:value-type="float">
            <text:p>79.314</text:p>
          </table:table-cell>
        </table:table-row>
        <table:table-row table:style-name="ro1">
          <table:table-cell office:value-type="float" office:value="21.3318284" calcext:value-type="float">
            <text:p>21.332</text:p>
          </table:table-cell>
          <table:table-cell office:value-type="float" office:value="0" calcext:value-type="float">
            <text:p>0.000</text:p>
          </table:table-cell>
          <table:table-cell office:value-type="float" office:value="19.4755722" calcext:value-type="float">
            <text:p>19.476</text:p>
          </table:table-cell>
          <table:table-cell office:value-type="float" office:value="40.8074007" calcext:value-type="float">
            <text:p>40.807</text:p>
          </table:table-cell>
          <table:table-cell office:value-type="float" office:value="15.4094707" calcext:value-type="float">
            <text:p>15.409</text:p>
          </table:table-cell>
          <table:table-cell office:value-type="float" office:value="15.6974165" calcext:value-type="float">
            <text:p>15.697</text:p>
          </table:table-cell>
          <table:table-cell office:value-type="float" office:value="32.6193172" calcext:value-type="float">
            <text:p>32.619</text:p>
          </table:table-cell>
          <table:table-cell office:value-type="float" office:value="36.8893047" calcext:value-type="float">
            <text:p>36.889</text:p>
          </table:table-cell>
          <table:table-cell office:value-type="float" office:value="57.9331874" calcext:value-type="float">
            <text:p>57.933</text:p>
          </table:table-cell>
          <table:table-cell office:value-type="float" office:value="40.3153014" calcext:value-type="float">
            <text:p>40.315</text:p>
          </table:table-cell>
          <table:table-cell office:value-type="float" office:value="32.3713995" calcext:value-type="float">
            <text:p>32.371</text:p>
          </table:table-cell>
          <table:table-cell office:value-type="float" office:value="80.358526" calcext:value-type="float">
            <text:p>80.359</text:p>
          </table:table-cell>
        </table:table-row>
        <table:table-row table:style-name="ro1">
          <table:table-cell office:value-type="float" office:value="21.9413093" calcext:value-type="float">
            <text:p>21.941</text:p>
          </table:table-cell>
          <table:table-cell office:value-type="float" office:value="0" calcext:value-type="float">
            <text:p>0.000</text:p>
          </table:table-cell>
          <table:table-cell office:value-type="float" office:value="20.0640621" calcext:value-type="float">
            <text:p>20.064</text:p>
          </table:table-cell>
          <table:table-cell office:value-type="float" office:value="42.0053713" calcext:value-type="float">
            <text:p>42.005</text:p>
          </table:table-cell>
          <table:table-cell office:value-type="float" office:value="15.4043284" calcext:value-type="float">
            <text:p>15.404</text:p>
          </table:table-cell>
          <table:table-cell office:value-type="float" office:value="15.6844503" calcext:value-type="float">
            <text:p>15.684</text:p>
          </table:table-cell>
          <table:table-cell office:value-type="float" office:value="33.1868138" calcext:value-type="float">
            <text:p>33.187</text:p>
          </table:table-cell>
          <table:table-cell office:value-type="float" office:value="37.4619447" calcext:value-type="float">
            <text:p>37.462</text:p>
          </table:table-cell>
          <table:table-cell office:value-type="float" office:value="59.1231309" calcext:value-type="float">
            <text:p>59.123</text:p>
          </table:table-cell>
          <table:table-cell office:value-type="float" office:value="40.9037912" calcext:value-type="float">
            <text:p>40.904</text:p>
          </table:table-cell>
          <table:table-cell office:value-type="float" office:value="32.4962968" calcext:value-type="float">
            <text:p>32.496</text:p>
          </table:table-cell>
          <table:table-cell office:value-type="float" office:value="81.4106072" calcext:value-type="float">
            <text:p>81.411</text:p>
          </table:table-cell>
        </table:table-row>
        <table:table-row table:style-name="ro1">
          <table:table-cell office:value-type="float" office:value="22.5507901" calcext:value-type="float">
            <text:p>22.551</text:p>
          </table:table-cell>
          <table:table-cell office:value-type="float" office:value="0" calcext:value-type="float">
            <text:p>0.000</text:p>
          </table:table-cell>
          <table:table-cell office:value-type="float" office:value="20.6532822" calcext:value-type="float">
            <text:p>20.653</text:p>
          </table:table-cell>
          <table:table-cell office:value-type="float" office:value="43.2040722" calcext:value-type="float">
            <text:p>43.204</text:p>
          </table:table-cell>
          <table:table-cell office:value-type="float" office:value="15.3990858" calcext:value-type="float">
            <text:p>15.399</text:p>
          </table:table-cell>
          <table:table-cell office:value-type="float" office:value="15.671781" calcext:value-type="float">
            <text:p>15.672</text:p>
          </table:table-cell>
          <table:table-cell office:value-type="float" office:value="33.7557754" calcext:value-type="float">
            <text:p>33.756</text:p>
          </table:table-cell>
          <table:table-cell office:value-type="float" office:value="38.0361479" calcext:value-type="float">
            <text:p>38.036</text:p>
          </table:table-cell>
          <table:table-cell office:value-type="float" office:value="60.3142427" calcext:value-type="float">
            <text:p>60.314</text:p>
          </table:table-cell>
          <table:table-cell office:value-type="float" office:value="41.4930113" calcext:value-type="float">
            <text:p>41.493</text:p>
          </table:table-cell>
          <table:table-cell office:value-type="float" office:value="32.6156445" calcext:value-type="float">
            <text:p>32.616</text:p>
          </table:table-cell>
          <table:table-cell office:value-type="float" office:value="82.469702" calcext:value-type="float">
            <text:p>82.470</text:p>
          </table:table-cell>
        </table:table-row>
        <table:table-row table:style-name="ro1">
          <table:table-cell office:value-type="float" office:value="23.1602709" calcext:value-type="float">
            <text:p>23.160</text:p>
          </table:table-cell>
          <table:table-cell office:value-type="float" office:value="0" calcext:value-type="float">
            <text:p>0.000</text:p>
          </table:table-cell>
          <table:table-cell office:value-type="float" office:value="21.2431986" calcext:value-type="float">
            <text:p>21.243</text:p>
          </table:table-cell>
          <table:table-cell office:value-type="float" office:value="44.4034695" calcext:value-type="float">
            <text:p>44.403</text:p>
          </table:table-cell>
          <table:table-cell office:value-type="float" office:value="15.3937709" calcext:value-type="float">
            <text:p>15.394</text:p>
          </table:table-cell>
          <table:table-cell office:value-type="float" office:value="15.6594063" calcext:value-type="float">
            <text:p>15.659</text:p>
          </table:table-cell>
          <table:table-cell office:value-type="float" office:value="34.3261275" calcext:value-type="float">
            <text:p>34.326</text:p>
          </table:table-cell>
          <table:table-cell office:value-type="float" office:value="38.6118149" calcext:value-type="float">
            <text:p>38.612</text:p>
          </table:table-cell>
          <table:table-cell office:value-type="float" office:value="61.5064503" calcext:value-type="float">
            <text:p>61.506</text:p>
          </table:table-cell>
          <table:table-cell office:value-type="float" office:value="42.0829278" calcext:value-type="float">
            <text:p>42.083</text:p>
          </table:table-cell>
          <table:table-cell office:value-type="float" office:value="32.7297562" calcext:value-type="float">
            <text:p>32.730</text:p>
          </table:table-cell>
          <table:table-cell office:value-type="float" office:value="83.5354233" calcext:value-type="float">
            <text:p>83.535</text:p>
          </table:table-cell>
        </table:table-row>
        <table:table-row table:style-name="ro1">
          <table:table-cell office:value-type="float" office:value="23.7697517" calcext:value-type="float">
            <text:p>23.770</text:p>
          </table:table-cell>
          <table:table-cell office:value-type="float" office:value="0" calcext:value-type="float">
            <text:p>0.000</text:p>
          </table:table-cell>
          <table:table-cell office:value-type="float" office:value="21.8337777" calcext:value-type="float">
            <text:p>21.834</text:p>
          </table:table-cell>
          <table:table-cell office:value-type="float" office:value="45.6035293" calcext:value-type="float">
            <text:p>45.604</text:p>
          </table:table-cell>
          <table:table-cell office:value-type="float" office:value="15.3884041" calcext:value-type="float">
            <text:p>15.388</text:p>
          </table:table-cell>
          <table:table-cell office:value-type="float" office:value="15.6473217" calcext:value-type="float">
            <text:p>15.647</text:p>
          </table:table-cell>
          <table:table-cell office:value-type="float" office:value="34.8978025" calcext:value-type="float">
            <text:p>34.898</text:p>
          </table:table-cell>
          <table:table-cell office:value-type="float" office:value="39.1888578" calcext:value-type="float">
            <text:p>39.189</text:p>
          </table:table-cell>
          <table:table-cell office:value-type="float" office:value="62.6996907" calcext:value-type="float">
            <text:p>62.700</text:p>
          </table:table-cell>
          <table:table-cell office:value-type="float" office:value="42.6735068" calcext:value-type="float">
            <text:p>42.674</text:p>
          </table:table-cell>
          <table:table-cell office:value-type="float" office:value="32.8389221" calcext:value-type="float">
            <text:p>32.839</text:p>
          </table:table-cell>
          <table:table-cell office:value-type="float" office:value="84.6074131" calcext:value-type="float">
            <text:p>84.607</text:p>
          </table:table-cell>
        </table:table-row>
        <table:table-row table:style-name="ro1">
          <table:table-cell office:value-type="float" office:value="24.3792325" calcext:value-type="float">
            <text:p>24.379</text:p>
          </table:table-cell>
          <table:table-cell office:value-type="float" office:value="0" calcext:value-type="float">
            <text:p>0.000</text:p>
          </table:table-cell>
          <table:table-cell office:value-type="float" office:value="22.4249842" calcext:value-type="float">
            <text:p>22.425</text:p>
          </table:table-cell>
          <table:table-cell office:value-type="float" office:value="46.8042167" calcext:value-type="float">
            <text:p>46.804</text:p>
          </table:table-cell>
          <table:table-cell office:value-type="float" office:value="15.3830045" calcext:value-type="float">
            <text:p>15.383</text:p>
          </table:table-cell>
          <table:table-cell office:value-type="float" office:value="15.6355248" calcext:value-type="float">
            <text:p>15.636</text:p>
          </table:table-cell>
          <table:table-cell office:value-type="float" office:value="35.470737" calcext:value-type="float">
            <text:p>35.471</text:p>
          </table:table-cell>
          <table:table-cell office:value-type="float" office:value="39.7671907" calcext:value-type="float">
            <text:p>39.767</text:p>
          </table:table-cell>
          <table:table-cell office:value-type="float" office:value="63.8939029" calcext:value-type="float">
            <text:p>63.894</text:p>
          </table:table-cell>
          <table:table-cell office:value-type="float" office:value="43.2647133" calcext:value-type="float">
            <text:p>43.265</text:p>
          </table:table-cell>
          <table:table-cell office:value-type="float" office:value="32.943421" calcext:value-type="float">
            <text:p>32.943</text:p>
          </table:table-cell>
          <table:table-cell office:value-type="float" office:value="85.6853296" calcext:value-type="float">
            <text:p>85.685</text:p>
          </table:table-cell>
        </table:table-row>
        <table:table-row table:style-name="ro1">
          <table:table-cell office:value-type="float" office:value="24.9887133" calcext:value-type="float">
            <text:p>24.989</text:p>
          </table:table-cell>
          <table:table-cell office:value-type="float" office:value="0" calcext:value-type="float">
            <text:p>0.000</text:p>
          </table:table-cell>
          <table:table-cell office:value-type="float" office:value="23.0167912" calcext:value-type="float">
            <text:p>23.017</text:p>
          </table:table-cell>
          <table:table-cell office:value-type="float" office:value="48.0055045" calcext:value-type="float">
            <text:p>48.006</text:p>
          </table:table-cell>
          <table:table-cell office:value-type="float" office:value="15.3775903" calcext:value-type="float">
            <text:p>15.378</text:p>
          </table:table-cell>
          <table:table-cell office:value-type="float" office:value="15.6240102" calcext:value-type="float">
            <text:p>15.624</text:p>
          </table:table-cell>
          <table:table-cell office:value-type="float" office:value="36.0448702" calcext:value-type="float">
            <text:p>36.045</text:p>
          </table:table-cell>
          <table:table-cell office:value-type="float" office:value="40.3467381" calcext:value-type="float">
            <text:p>40.347</text:p>
          </table:table-cell>
          <table:table-cell office:value-type="float" office:value="65.0890316" calcext:value-type="float">
            <text:p>65.089</text:p>
          </table:table-cell>
          <table:table-cell office:value-type="float" office:value="43.8565203" calcext:value-type="float">
            <text:p>43.857</text:p>
          </table:table-cell>
          <table:table-cell office:value-type="float" office:value="33.0435079" calcext:value-type="float">
            <text:p>33.044</text:p>
          </table:table-cell>
          <table:table-cell office:value-type="float" office:value="86.7688567" calcext:value-type="float">
            <text:p>86.769</text:p>
          </table:table-cell>
        </table:table-row>
        <table:table-row table:style-name="ro1">
          <table:table-cell office:value-type="float" office:value="25.5981941" calcext:value-type="float">
            <text:p>25.598</text:p>
          </table:table-cell>
          <table:table-cell office:value-type="float" office:value="0" calcext:value-type="float">
            <text:p>0.000</text:p>
          </table:table-cell>
          <table:table-cell office:value-type="float" office:value="23.6091693" calcext:value-type="float">
            <text:p>23.609</text:p>
          </table:table-cell>
          <table:table-cell office:value-type="float" office:value="49.2073634" calcext:value-type="float">
            <text:p>49.207</text:p>
          </table:table-cell>
          <table:table-cell office:value-type="float" office:value="15.3721738" calcext:value-type="float">
            <text:p>15.372</text:p>
          </table:table-cell>
          <table:table-cell office:value-type="float" office:value="15.612772" calcext:value-type="float">
            <text:p>15.613</text:p>
          </table:table-cell>
          <table:table-cell office:value-type="float" office:value="36.6201456" calcext:value-type="float">
            <text:p>36.620</text:p>
          </table:table-cell>
          <table:table-cell office:value-type="float" office:value="40.92743" calcext:value-type="float">
            <text:p>40.927</text:p>
          </table:table-cell>
          <table:table-cell office:value-type="float" office:value="66.285026" calcext:value-type="float">
            <text:p>66.285</text:p>
          </table:table-cell>
          <table:table-cell office:value-type="float" office:value="44.4488984" calcext:value-type="float">
            <text:p>44.449</text:p>
          </table:table-cell>
          <table:table-cell office:value-type="float" office:value="33.1394255" calcext:value-type="float">
            <text:p>33.139</text:p>
          </table:table-cell>
          <table:table-cell office:value-type="float" office:value="87.8576941" calcext:value-type="float">
            <text:p>87.858</text:p>
          </table:table-cell>
        </table:table-row>
        <table:table-row table:style-name="ro1">
          <table:table-cell office:value-type="float" office:value="26.2076749" calcext:value-type="float">
            <text:p>26.208</text:p>
          </table:table-cell>
          <table:table-cell office:value-type="float" office:value="0" calcext:value-type="float">
            <text:p>0.000</text:p>
          </table:table-cell>
          <table:table-cell office:value-type="float" office:value="24.2020926" calcext:value-type="float">
            <text:p>24.202</text:p>
          </table:table-cell>
          <table:table-cell office:value-type="float" office:value="50.4097675" calcext:value-type="float">
            <text:p>50.410</text:p>
          </table:table-cell>
          <table:table-cell office:value-type="float" office:value="15.3667675" calcext:value-type="float">
            <text:p>15.367</text:p>
          </table:table-cell>
          <table:table-cell office:value-type="float" office:value="15.6018036" calcext:value-type="float">
            <text:p>15.602</text:p>
          </table:table-cell>
          <table:table-cell office:value-type="float" office:value="37.1965102" calcext:value-type="float">
            <text:p>37.197</text:p>
          </table:table-cell>
          <table:table-cell office:value-type="float" office:value="41.5092009" calcext:value-type="float">
            <text:p>41.509</text:p>
          </table:table-cell>
          <table:table-cell office:value-type="float" office:value="67.4818397" calcext:value-type="float">
            <text:p>67.482</text:p>
          </table:table-cell>
          <table:table-cell office:value-type="float" office:value="45.0418217" calcext:value-type="float">
            <text:p>45.042</text:p>
          </table:table-cell>
          <table:table-cell office:value-type="float" office:value="33.2314018" calcext:value-type="float">
            <text:p>33.231</text:p>
          </table:table-cell>
          <table:table-cell office:value-type="float" office:value="88.9515643" calcext:value-type="float">
            <text:p>88.952</text:p>
          </table:table-cell>
        </table:table-row>
        <table:table-row table:style-name="ro1">
          <table:table-cell office:value-type="float" office:value="26.8171558" calcext:value-type="float">
            <text:p>26.817</text:p>
          </table:table-cell>
          <table:table-cell office:value-type="float" office:value="0" calcext:value-type="float">
            <text:p>0.000</text:p>
          </table:table-cell>
          <table:table-cell office:value-type="float" office:value="24.795535" calcext:value-type="float">
            <text:p>24.796</text:p>
          </table:table-cell>
          <table:table-cell office:value-type="float" office:value="51.6126907" calcext:value-type="float">
            <text:p>51.613</text:p>
          </table:table-cell>
          <table:table-cell office:value-type="float" office:value="15.3613815" calcext:value-type="float">
            <text:p>15.361</text:p>
          </table:table-cell>
          <table:table-cell office:value-type="float" office:value="15.5910993" calcext:value-type="float">
            <text:p>15.591</text:p>
          </table:table-cell>
          <table:table-cell office:value-type="float" office:value="37.7739153" calcext:value-type="float">
            <text:p>37.774</text:p>
          </table:table-cell>
          <table:table-cell office:value-type="float" office:value="42.0919921" calcext:value-type="float">
            <text:p>42.092</text:p>
          </table:table-cell>
          <table:table-cell office:value-type="float" office:value="68.6794289" calcext:value-type="float">
            <text:p>68.679</text:p>
          </table:table-cell>
          <table:table-cell office:value-type="float" office:value="45.6352641" calcext:value-type="float">
            <text:p>45.635</text:p>
          </table:table-cell>
          <table:table-cell office:value-type="float" office:value="33.3196479" calcext:value-type="float">
            <text:p>33.320</text:p>
          </table:table-cell>
          <table:table-cell office:value-type="float" office:value="90.0502032" calcext:value-type="float">
            <text:p>90.050</text:p>
          </table:table-cell>
        </table:table-row>
        <table:table-row table:style-name="ro1">
          <table:table-cell office:value-type="float" office:value="27.4266366" calcext:value-type="float">
            <text:p>27.427</text:p>
          </table:table-cell>
          <table:table-cell office:value-type="float" office:value="0" calcext:value-type="float">
            <text:p>0.000</text:p>
          </table:table-cell>
          <table:table-cell office:value-type="float" office:value="25.389474" calcext:value-type="float">
            <text:p>25.389</text:p>
          </table:table-cell>
          <table:table-cell office:value-type="float" office:value="52.8161106" calcext:value-type="float">
            <text:p>52.816</text:p>
          </table:table-cell>
          <table:table-cell office:value-type="float" office:value="15.3560248" calcext:value-type="float">
            <text:p>15.356</text:p>
          </table:table-cell>
          <table:table-cell office:value-type="float" office:value="15.5806535" calcext:value-type="float">
            <text:p>15.581</text:p>
          </table:table-cell>
          <table:table-cell office:value-type="float" office:value="38.3523126" calcext:value-type="float">
            <text:p>38.352</text:p>
          </table:table-cell>
          <table:table-cell office:value-type="float" office:value="42.6757449" calcext:value-type="float">
            <text:p>42.676</text:p>
          </table:table-cell>
          <table:table-cell office:value-type="float" office:value="69.8777528" calcext:value-type="float">
            <text:p>69.878</text:p>
          </table:table-cell>
          <table:table-cell office:value-type="float" office:value="46.2292032" calcext:value-type="float">
            <text:p>46.229</text:p>
          </table:table-cell>
          <table:table-cell office:value-type="float" office:value="33.4043657" calcext:value-type="float">
            <text:p>33.404</text:p>
          </table:table-cell>
          <table:table-cell office:value-type="float" office:value="91.1533646" calcext:value-type="float">
            <text:p>91.153</text:p>
          </table:table-cell>
        </table:table-row>
        <table:table-row table:style-name="ro1">
          <table:table-cell office:value-type="float" office:value="28.0361174" calcext:value-type="float">
            <text:p>28.036</text:p>
          </table:table-cell>
          <table:table-cell office:value-type="float" office:value="0" calcext:value-type="float">
            <text:p>0.000</text:p>
          </table:table-cell>
          <table:table-cell office:value-type="float" office:value="25.9838871" calcext:value-type="float">
            <text:p>25.984</text:p>
          </table:table-cell>
          <table:table-cell office:value-type="float" office:value="54.0200045" calcext:value-type="float">
            <text:p>54.020</text:p>
          </table:table-cell>
          <table:table-cell office:value-type="float" office:value="15.3507054" calcext:value-type="float">
            <text:p>15.351</text:p>
          </table:table-cell>
          <table:table-cell office:value-type="float" office:value="15.5704594" calcext:value-type="float">
            <text:p>15.570</text:p>
          </table:table-cell>
          <table:table-cell office:value-type="float" office:value="38.931658" calcext:value-type="float">
            <text:p>38.932</text:p>
          </table:table-cell>
          <table:table-cell office:value-type="float" office:value="43.2604108" calcext:value-type="float">
            <text:p>43.260</text:p>
          </table:table-cell>
          <table:table-cell office:value-type="float" office:value="71.0767743" calcext:value-type="float">
            <text:p>71.077</text:p>
          </table:table-cell>
          <table:table-cell office:value-type="float" office:value="46.8236163" calcext:value-type="float">
            <text:p>46.824</text:p>
          </table:table-cell>
          <table:table-cell office:value-type="float" office:value="33.4857393" calcext:value-type="float">
            <text:p>33.486</text:p>
          </table:table-cell>
          <table:table-cell office:value-type="float" office:value="92.2608172" calcext:value-type="float">
            <text:p>92.261</text:p>
          </table:table-cell>
        </table:table-row>
        <table:table-row table:style-name="ro1">
          <table:table-cell office:value-type="float" office:value="28.6455982" calcext:value-type="float">
            <text:p>28.646</text:p>
          </table:table-cell>
          <table:table-cell office:value-type="float" office:value="0" calcext:value-type="float">
            <text:p>0.000</text:p>
          </table:table-cell>
          <table:table-cell office:value-type="float" office:value="26.578754" calcext:value-type="float">
            <text:p>26.579</text:p>
          </table:table-cell>
          <table:table-cell office:value-type="float" office:value="55.2243521" calcext:value-type="float">
            <text:p>55.224</text:p>
          </table:table-cell>
          <table:table-cell office:value-type="float" office:value="15.3454289" calcext:value-type="float">
            <text:p>15.345</text:p>
          </table:table-cell>
          <table:table-cell office:value-type="float" office:value="15.560509" calcext:value-type="float">
            <text:p>15.561</text:p>
          </table:table-cell>
          <table:table-cell office:value-type="float" office:value="39.5119108" calcext:value-type="float">
            <text:p>39.512</text:p>
          </table:table-cell>
          <table:table-cell office:value-type="float" office:value="43.8459391" calcext:value-type="float">
            <text:p>43.846</text:p>
          </table:table-cell>
          <table:table-cell office:value-type="float" office:value="72.2764571" calcext:value-type="float">
            <text:p>72.276</text:p>
          </table:table-cell>
          <table:table-cell office:value-type="float" office:value="47.4184831" calcext:value-type="float">
            <text:p>47.418</text:p>
          </table:table-cell>
          <table:table-cell office:value-type="float" office:value="33.563947" calcext:value-type="float">
            <text:p>33.564</text:p>
          </table:table-cell>
          <table:table-cell office:value-type="float" office:value="93.3723431" calcext:value-type="float">
            <text:p>93.372</text:p>
          </table:table-cell>
        </table:table-row>
        <table:table-row table:style-name="ro1">
          <table:table-cell office:value-type="float" office:value="29.255079" calcext:value-type="float">
            <text:p>29.255</text:p>
          </table:table-cell>
          <table:table-cell office:value-type="float" office:value="0" calcext:value-type="float">
            <text:p>0.000</text:p>
          </table:table-cell>
          <table:table-cell office:value-type="float" office:value="27.1740542" calcext:value-type="float">
            <text:p>27.174</text:p>
          </table:table-cell>
          <table:table-cell office:value-type="float" office:value="56.4291332" calcext:value-type="float">
            <text:p>56.429</text:p>
          </table:table-cell>
          <table:table-cell office:value-type="float" office:value="15.3402009" calcext:value-type="float">
            <text:p>15.340</text:p>
          </table:table-cell>
          <table:table-cell office:value-type="float" office:value="15.550798" calcext:value-type="float">
            <text:p>15.551</text:p>
          </table:table-cell>
          <table:table-cell office:value-type="float" office:value="40.0930305" calcext:value-type="float">
            <text:p>40.093</text:p>
          </table:table-cell>
          <table:table-cell office:value-type="float" office:value="44.4322878" calcext:value-type="float">
            <text:p>44.432</text:p>
          </table:table-cell>
          <table:table-cell office:value-type="float" office:value="73.4767698" calcext:value-type="float">
            <text:p>73.477</text:p>
          </table:table-cell>
          <table:table-cell office:value-type="float" office:value="48.0137833" calcext:value-type="float">
            <text:p>48.014</text:p>
          </table:table-cell>
          <table:table-cell office:value-type="float" office:value="33.6391512" calcext:value-type="float">
            <text:p>33.639</text:p>
          </table:table-cell>
          <table:table-cell office:value-type="float" office:value="94.4877381" calcext:value-type="float">
            <text:p>94.488</text:p>
          </table:table-cell>
        </table:table-row>
        <table:table-row table:style-name="ro1">
          <table:table-cell office:value-type="float" office:value="29.8645598" calcext:value-type="float">
            <text:p>29.865</text:p>
          </table:table-cell>
          <table:table-cell office:value-type="float" office:value="0" calcext:value-type="float">
            <text:p>0.000</text:p>
          </table:table-cell>
          <table:table-cell office:value-type="float" office:value="27.7697698" calcext:value-type="float">
            <text:p>27.770</text:p>
          </table:table-cell>
          <table:table-cell office:value-type="float" office:value="57.6343296" calcext:value-type="float">
            <text:p>57.634</text:p>
          </table:table-cell>
          <table:table-cell office:value-type="float" office:value="15.335026" calcext:value-type="float">
            <text:p>15.335</text:p>
          </table:table-cell>
          <table:table-cell office:value-type="float" office:value="15.5413172" calcext:value-type="float">
            <text:p>15.541</text:p>
          </table:table-cell>
          <table:table-cell office:value-type="float" office:value="40.6749797" calcext:value-type="float">
            <text:p>40.675</text:p>
          </table:table-cell>
          <table:table-cell office:value-type="float" office:value="45.0194131" calcext:value-type="float">
            <text:p>45.019</text:p>
          </table:table-cell>
          <table:table-cell office:value-type="float" office:value="74.6776806" calcext:value-type="float">
            <text:p>74.678</text:p>
          </table:table-cell>
          <table:table-cell office:value-type="float" office:value="48.6094989" calcext:value-type="float">
            <text:p>48.609</text:p>
          </table:table-cell>
          <table:table-cell office:value-type="float" office:value="33.711509" calcext:value-type="float">
            <text:p>33.712</text:p>
          </table:table-cell>
          <table:table-cell office:value-type="float" office:value="95.6068115" calcext:value-type="float">
            <text:p>95.607</text:p>
          </table:table-cell>
        </table:table-row>
        <table:table-row table:style-name="ro1">
          <table:table-cell office:value-type="float" office:value="30.4740406" calcext:value-type="float">
            <text:p>30.474</text:p>
          </table:table-cell>
          <table:table-cell office:value-type="float" office:value="0" calcext:value-type="float">
            <text:p>0.000</text:p>
          </table:table-cell>
          <table:table-cell office:value-type="float" office:value="28.3658826" calcext:value-type="float">
            <text:p>28.366</text:p>
          </table:table-cell>
          <table:table-cell office:value-type="float" office:value="58.8399233" calcext:value-type="float">
            <text:p>58.840</text:p>
          </table:table-cell>
          <table:table-cell office:value-type="float" office:value="15.3299074" calcext:value-type="float">
            <text:p>15.330</text:p>
          </table:table-cell>
          <table:table-cell office:value-type="float" office:value="15.5320621" calcext:value-type="float">
            <text:p>15.532</text:p>
          </table:table-cell>
          <table:table-cell office:value-type="float" office:value="41.2577246" calcext:value-type="float">
            <text:p>41.258</text:p>
          </table:table-cell>
          <table:table-cell office:value-type="float" office:value="45.6072765" calcext:value-type="float">
            <text:p>45.607</text:p>
          </table:table-cell>
          <table:table-cell office:value-type="float" office:value="75.8791614" calcext:value-type="float">
            <text:p>75.879</text:p>
          </table:table-cell>
          <table:table-cell office:value-type="float" office:value="49.2056117" calcext:value-type="float">
            <text:p>49.206</text:p>
          </table:table-cell>
          <table:table-cell office:value-type="float" office:value="33.7811637" calcext:value-type="float">
            <text:p>33.781</text:p>
          </table:table-cell>
          <table:table-cell office:value-type="float" office:value="96.7293826" calcext:value-type="float">
            <text:p>96.729</text:p>
          </table:table-cell>
        </table:table-row>
        <table:table-row table:style-name="ro1">
          <table:table-cell office:value-type="float" office:value="31.0835214" calcext:value-type="float">
            <text:p>31.084</text:p>
          </table:table-cell>
          <table:table-cell office:value-type="float" office:value="0" calcext:value-type="float">
            <text:p>0.000</text:p>
          </table:table-cell>
          <table:table-cell office:value-type="float" office:value="28.962377" calcext:value-type="float">
            <text:p>28.962</text:p>
          </table:table-cell>
          <table:table-cell office:value-type="float" office:value="60.0458984" calcext:value-type="float">
            <text:p>60.046</text:p>
          </table:table-cell>
          <table:table-cell office:value-type="float" office:value="15.3248476" calcext:value-type="float">
            <text:p>15.325</text:p>
          </table:table-cell>
          <table:table-cell office:value-type="float" office:value="15.523026" calcext:value-type="float">
            <text:p>15.523</text:p>
          </table:table-cell>
          <table:table-cell office:value-type="float" office:value="41.8412325" calcext:value-type="float">
            <text:p>41.841</text:p>
          </table:table-cell>
          <table:table-cell office:value-type="float" office:value="46.195842" calcext:value-type="float">
            <text:p>46.196</text:p>
          </table:table-cell>
          <table:table-cell office:value-type="float" office:value="77.0811862" calcext:value-type="float">
            <text:p>77.081</text:p>
          </table:table-cell>
          <table:table-cell office:value-type="float" office:value="49.8021061" calcext:value-type="float">
            <text:p>49.802</text:p>
          </table:table-cell>
          <table:table-cell office:value-type="float" office:value="33.8482528" calcext:value-type="float">
            <text:p>33.848</text:p>
          </table:table-cell>
          <table:table-cell office:value-type="float" office:value="97.8552822" calcext:value-type="float">
            <text:p>97.855</text:p>
          </table:table-cell>
        </table:table-row>
        <table:table-row table:style-name="ro1">
          <table:table-cell office:value-type="float" office:value="31.6930023" calcext:value-type="float">
            <text:p>31.693</text:p>
          </table:table-cell>
          <table:table-cell office:value-type="float" office:value="0" calcext:value-type="float">
            <text:p>0.000</text:p>
          </table:table-cell>
          <table:table-cell office:value-type="float" office:value="29.5592359" calcext:value-type="float">
            <text:p>29.559</text:p>
          </table:table-cell>
          <table:table-cell office:value-type="float" office:value="61.2522381" calcext:value-type="float">
            <text:p>61.252</text:p>
          </table:table-cell>
          <table:table-cell office:value-type="float" office:value="15.319851" calcext:value-type="float">
            <text:p>15.320</text:p>
          </table:table-cell>
          <table:table-cell office:value-type="float" office:value="15.5142009" calcext:value-type="float">
            <text:p>15.514</text:p>
          </table:table-cell>
          <table:table-cell office:value-type="float" office:value="42.4254695" calcext:value-type="float">
            <text:p>42.425</text:p>
          </table:table-cell>
          <table:table-cell office:value-type="float" office:value="46.7850767" calcext:value-type="float">
            <text:p>46.785</text:p>
          </table:table-cell>
          <table:table-cell office:value-type="float" office:value="78.283728" calcext:value-type="float">
            <text:p>78.284</text:p>
          </table:table-cell>
          <table:table-cell office:value-type="float" office:value="50.398965" calcext:value-type="float">
            <text:p>50.399</text:p>
          </table:table-cell>
          <table:table-cell office:value-type="float" office:value="33.9129041" calcext:value-type="float">
            <text:p>33.913</text:p>
          </table:table-cell>
          <table:table-cell office:value-type="float" office:value="98.9843488" calcext:value-type="float">
            <text:p>98.984</text:p>
          </table:table-cell>
        </table:table-row>
        <table:table-row table:style-name="ro1">
          <table:table-cell office:value-type="float" office:value="32.3024831" calcext:value-type="float">
            <text:p>32.302</text:p>
          </table:table-cell>
          <table:table-cell office:value-type="float" office:value="0" calcext:value-type="float">
            <text:p>0.000</text:p>
          </table:table-cell>
          <table:table-cell office:value-type="float" office:value="30.1564447" calcext:value-type="float">
            <text:p>30.156</text:p>
          </table:table-cell>
          <table:table-cell office:value-type="float" office:value="62.4589278" calcext:value-type="float">
            <text:p>62.459</text:p>
          </table:table-cell>
          <table:table-cell office:value-type="float" office:value="15.3149187" calcext:value-type="float">
            <text:p>15.315</text:p>
          </table:table-cell>
          <table:table-cell office:value-type="float" office:value="15.5055824" calcext:value-type="float">
            <text:p>15.506</text:p>
          </table:table-cell>
          <table:table-cell office:value-type="float" office:value="43.0104074" calcext:value-type="float">
            <text:p>43.010</text:p>
          </table:table-cell>
          <table:table-cell office:value-type="float" office:value="47.374947" calcext:value-type="float">
            <text:p>47.375</text:p>
          </table:table-cell>
          <table:table-cell office:value-type="float" office:value="79.4867652" calcext:value-type="float">
            <text:p>79.487</text:p>
          </table:table-cell>
          <table:table-cell office:value-type="float" office:value="50.9961738" calcext:value-type="float">
            <text:p>50.996</text:p>
          </table:table-cell>
          <table:table-cell office:value-type="float" office:value="33.975237" calcext:value-type="float">
            <text:p>33.975</text:p>
          </table:table-cell>
          <table:table-cell office:value-type="float" office:value="100.116433" calcext:value-type="float">
            <text:p>100.116</text:p>
          </table:table-cell>
        </table:table-row>
        <table:table-row table:style-name="ro1">
          <table:table-cell office:value-type="float" office:value="32.9119639" calcext:value-type="float">
            <text:p>32.912</text:p>
          </table:table-cell>
          <table:table-cell office:value-type="float" office:value="0" calcext:value-type="float">
            <text:p>0.000</text:p>
          </table:table-cell>
          <table:table-cell office:value-type="float" office:value="30.753991" calcext:value-type="float">
            <text:p>30.754</text:p>
          </table:table-cell>
          <table:table-cell office:value-type="float" office:value="63.6659549" calcext:value-type="float">
            <text:p>63.666</text:p>
          </table:table-cell>
          <table:table-cell office:value-type="float" office:value="15.3100508" calcext:value-type="float">
            <text:p>15.310</text:p>
          </table:table-cell>
          <table:table-cell office:value-type="float" office:value="15.4971648" calcext:value-type="float">
            <text:p>15.497</text:p>
          </table:table-cell>
          <table:table-cell office:value-type="float" office:value="43.5960169" calcext:value-type="float">
            <text:p>43.596</text:p>
          </table:table-cell>
          <table:table-cell office:value-type="float" office:value="47.9654244" calcext:value-type="float">
            <text:p>47.965</text:p>
          </table:table-cell>
          <table:table-cell office:value-type="float" office:value="80.6902743" calcext:value-type="float">
            <text:p>80.690</text:p>
          </table:table-cell>
          <table:table-cell office:value-type="float" office:value="51.5937201" calcext:value-type="float">
            <text:p>51.594</text:p>
          </table:table-cell>
          <table:table-cell office:value-type="float" office:value="34.0353668" calcext:value-type="float">
            <text:p>34.035</text:p>
          </table:table-cell>
          <table:table-cell office:value-type="float" office:value="101.251396" calcext:value-type="float">
            <text:p>101.251</text:p>
          </table:table-cell>
        </table:table-row>
        <table:table-row table:style-name="ro1">
          <table:table-cell office:value-type="float" office:value="33.5214447" calcext:value-type="float">
            <text:p>33.521</text:p>
          </table:table-cell>
          <table:table-cell office:value-type="float" office:value="0" calcext:value-type="float">
            <text:p>0.000</text:p>
          </table:table-cell>
          <table:table-cell office:value-type="float" office:value="31.3518589" calcext:value-type="float">
            <text:p>31.352</text:p>
          </table:table-cell>
          <table:table-cell office:value-type="float" office:value="64.8733036" calcext:value-type="float">
            <text:p>64.873</text:p>
          </table:table-cell>
          <table:table-cell office:value-type="float" office:value="15.3052506" calcext:value-type="float">
            <text:p>15.305</text:p>
          </table:table-cell>
          <table:table-cell office:value-type="float" office:value="15.4889402" calcext:value-type="float">
            <text:p>15.489</text:p>
          </table:table-cell>
          <table:table-cell office:value-type="float" office:value="44.1822731" calcext:value-type="float">
            <text:p>44.182</text:p>
          </table:table-cell>
          <table:table-cell office:value-type="float" office:value="48.5564808" calcext:value-type="float">
            <text:p>48.556</text:p>
          </table:table-cell>
          <table:table-cell office:value-type="float" office:value="81.8942359" calcext:value-type="float">
            <text:p>81.894</text:p>
          </table:table-cell>
          <table:table-cell office:value-type="float" office:value="52.191588" calcext:value-type="float">
            <text:p>52.192</text:p>
          </table:table-cell>
          <table:table-cell office:value-type="float" office:value="34.0933984" calcext:value-type="float">
            <text:p>34.093</text:p>
          </table:table-cell>
          <table:table-cell office:value-type="float" office:value="102.3891" calcext:value-type="float">
            <text:p>102.389</text:p>
          </table:table-cell>
        </table:table-row>
        <table:table-row table:style-name="ro1">
          <table:table-cell office:value-type="float" office:value="34.1309255" calcext:value-type="float">
            <text:p>34.131</text:p>
          </table:table-cell>
          <table:table-cell office:value-type="float" office:value="0" calcext:value-type="float">
            <text:p>0.000</text:p>
          </table:table-cell>
          <table:table-cell office:value-type="float" office:value="31.9500372" calcext:value-type="float">
            <text:p>31.950</text:p>
          </table:table-cell>
          <table:table-cell office:value-type="float" office:value="66.0809628" calcext:value-type="float">
            <text:p>66.081</text:p>
          </table:table-cell>
          <table:table-cell office:value-type="float" office:value="15.3005169" calcext:value-type="float">
            <text:p>15.301</text:p>
          </table:table-cell>
          <table:table-cell office:value-type="float" office:value="15.4809041" calcext:value-type="float">
            <text:p>15.481</text:p>
          </table:table-cell>
          <table:table-cell office:value-type="float" office:value="44.769149" calcext:value-type="float">
            <text:p>44.769</text:p>
          </table:table-cell>
          <table:table-cell office:value-type="float" office:value="49.1480903" calcext:value-type="float">
            <text:p>49.148</text:p>
          </table:table-cell>
          <table:table-cell office:value-type="float" office:value="83.0986287" calcext:value-type="float">
            <text:p>83.099</text:p>
          </table:table-cell>
          <table:table-cell office:value-type="float" office:value="52.7897664" calcext:value-type="float">
            <text:p>52.790</text:p>
          </table:table-cell>
          <table:table-cell office:value-type="float" office:value="34.1494323" calcext:value-type="float">
            <text:p>34.149</text:p>
          </table:table-cell>
          <table:table-cell office:value-type="float" office:value="103.529423" calcext:value-type="float">
            <text:p>103.529</text:p>
          </table:table-cell>
        </table:table-row>
        <table:table-row table:style-name="ro1">
          <table:table-cell office:value-type="float" office:value="34.7404063" calcext:value-type="float">
            <text:p>34.740</text:p>
          </table:table-cell>
          <table:table-cell office:value-type="float" office:value="0" calcext:value-type="float">
            <text:p>0.000</text:p>
          </table:table-cell>
          <table:table-cell office:value-type="float" office:value="32.5485135" calcext:value-type="float">
            <text:p>32.549</text:p>
          </table:table-cell>
          <table:table-cell office:value-type="float" office:value="67.2889199" calcext:value-type="float">
            <text:p>67.289</text:p>
          </table:table-cell>
          <table:table-cell office:value-type="float" office:value="15.2958521" calcext:value-type="float">
            <text:p>15.296</text:p>
          </table:table-cell>
          <table:table-cell office:value-type="float" office:value="15.4730519" calcext:value-type="float">
            <text:p>15.473</text:p>
          </table:table-cell>
          <table:table-cell office:value-type="float" office:value="45.3566219" calcext:value-type="float">
            <text:p>45.357</text:p>
          </table:table-cell>
          <table:table-cell office:value-type="float" office:value="49.740228" calcext:value-type="float">
            <text:p>49.740</text:p>
          </table:table-cell>
          <table:table-cell office:value-type="float" office:value="84.3034345" calcext:value-type="float">
            <text:p>84.303</text:p>
          </table:table-cell>
          <table:table-cell office:value-type="float" office:value="53.3882427" calcext:value-type="float">
            <text:p>53.388</text:p>
          </table:table-cell>
          <table:table-cell office:value-type="float" office:value="34.2035643" calcext:value-type="float">
            <text:p>34.204</text:p>
          </table:table-cell>
          <table:table-cell office:value-type="float" office:value="104.672245" calcext:value-type="float">
            <text:p>104.672</text:p>
          </table:table-cell>
        </table:table-row>
        <table:table-row table:style-name="ro1">
          <table:table-cell office:value-type="float" office:value="35.3498871" calcext:value-type="float">
            <text:p>35.350</text:p>
          </table:table-cell>
          <table:table-cell office:value-type="float" office:value="0" calcext:value-type="float">
            <text:p>0.000</text:p>
          </table:table-cell>
          <table:table-cell office:value-type="float" office:value="33.1472777" calcext:value-type="float">
            <text:p>33.147</text:p>
          </table:table-cell>
          <table:table-cell office:value-type="float" office:value="68.4971648" calcext:value-type="float">
            <text:p>68.497</text:p>
          </table:table-cell>
          <table:table-cell office:value-type="float" office:value="15.2912562" calcext:value-type="float">
            <text:p>15.291</text:p>
          </table:table-cell>
          <table:table-cell office:value-type="float" office:value="15.4653758" calcext:value-type="float">
            <text:p>15.465</text:p>
          </table:table-cell>
          <table:table-cell office:value-type="float" office:value="45.9446682" calcext:value-type="float">
            <text:p>45.945</text:p>
          </table:table-cell>
          <table:table-cell office:value-type="float" office:value="50.3328702" calcext:value-type="float">
            <text:p>50.333</text:p>
          </table:table-cell>
          <table:table-cell office:value-type="float" office:value="85.5086377" calcext:value-type="float">
            <text:p>85.509</text:p>
          </table:table-cell>
          <table:table-cell office:value-type="float" office:value="53.9870068" calcext:value-type="float">
            <text:p>53.987</text:p>
          </table:table-cell>
          <table:table-cell office:value-type="float" office:value="34.2558815" calcext:value-type="float">
            <text:p>34.256</text:p>
          </table:table-cell>
          <table:table-cell office:value-type="float" office:value="105.817454" calcext:value-type="float">
            <text:p>105.817</text:p>
          </table:table-cell>
        </table:table-row>
        <table:table-row table:style-name="ro1">
          <table:table-cell office:value-type="float" office:value="35.9593679" calcext:value-type="float">
            <text:p>35.959</text:p>
          </table:table-cell>
          <table:table-cell office:value-type="float" office:value="0" calcext:value-type="float">
            <text:p>0.000</text:p>
          </table:table-cell>
          <table:table-cell office:value-type="float" office:value="33.746316" calcext:value-type="float">
            <text:p>33.746</text:p>
          </table:table-cell>
          <table:table-cell office:value-type="float" office:value="69.705684" calcext:value-type="float">
            <text:p>69.706</text:p>
          </table:table-cell>
          <table:table-cell office:value-type="float" office:value="15.286728" calcext:value-type="float">
            <text:p>15.287</text:p>
          </table:table-cell>
          <table:table-cell office:value-type="float" office:value="15.4578713" calcext:value-type="float">
            <text:p>15.458</text:p>
          </table:table-cell>
          <table:table-cell office:value-type="float" office:value="46.5332652" calcext:value-type="float">
            <text:p>46.533</text:p>
          </table:table-cell>
          <table:table-cell office:value-type="float" office:value="50.9259955" calcext:value-type="float">
            <text:p>50.926</text:p>
          </table:table-cell>
          <table:table-cell office:value-type="float" office:value="86.7142201" calcext:value-type="float">
            <text:p>86.714</text:p>
          </table:table-cell>
          <table:table-cell office:value-type="float" office:value="54.5860451" calcext:value-type="float">
            <text:p>54.586</text:p>
          </table:table-cell>
          <table:table-cell office:value-type="float" office:value="34.3064695" calcext:value-type="float">
            <text:p>34.306</text:p>
          </table:table-cell>
          <table:table-cell office:value-type="float" office:value="106.964945" calcext:value-type="float">
            <text:p>106.965</text:p>
          </table:table-cell>
        </table:table-row>
        <table:table-row table:style-name="ro1">
          <table:table-cell office:value-type="float" office:value="36.5688488" calcext:value-type="float">
            <text:p>36.569</text:p>
          </table:table-cell>
          <table:table-cell office:value-type="float" office:value="0" calcext:value-type="float">
            <text:p>0.000</text:p>
          </table:table-cell>
          <table:table-cell office:value-type="float" office:value="34.3456208" calcext:value-type="float">
            <text:p>34.346</text:p>
          </table:table-cell>
          <table:table-cell office:value-type="float" office:value="70.9144695" calcext:value-type="float">
            <text:p>70.914</text:p>
          </table:table-cell>
          <table:table-cell office:value-type="float" office:value="15.2822686" calcext:value-type="float">
            <text:p>15.282</text:p>
          </table:table-cell>
          <table:table-cell office:value-type="float" office:value="15.450535" calcext:value-type="float">
            <text:p>15.451</text:p>
          </table:table-cell>
          <table:table-cell office:value-type="float" office:value="47.1223939" calcext:value-type="float">
            <text:p>47.122</text:p>
          </table:table-cell>
          <table:table-cell office:value-type="float" office:value="51.5195835" calcext:value-type="float">
            <text:p>51.520</text:p>
          </table:table-cell>
          <table:table-cell office:value-type="float" office:value="87.9201659" calcext:value-type="float">
            <text:p>87.920</text:p>
          </table:table-cell>
          <table:table-cell office:value-type="float" office:value="55.1853499" calcext:value-type="float">
            <text:p>55.185</text:p>
          </table:table-cell>
          <table:table-cell office:value-type="float" office:value="34.3554063" calcext:value-type="float">
            <text:p>34.355</text:p>
          </table:table-cell>
          <table:table-cell office:value-type="float" office:value="108.114617" calcext:value-type="float">
            <text:p>108.115</text:p>
          </table:table-cell>
        </table:table-row>
        <table:table-row table:style-name="ro1">
          <table:table-cell office:value-type="float" office:value="37.1783296" calcext:value-type="float">
            <text:p>37.178</text:p>
          </table:table-cell>
          <table:table-cell office:value-type="float" office:value="0" calcext:value-type="float">
            <text:p>0.000</text:p>
          </table:table-cell>
          <table:table-cell office:value-type="float" office:value="34.9451817" calcext:value-type="float">
            <text:p>34.945</text:p>
          </table:table-cell>
          <table:table-cell office:value-type="float" office:value="72.1235113" calcext:value-type="float">
            <text:p>72.124</text:p>
          </table:table-cell>
          <table:table-cell office:value-type="float" office:value="15.277877" calcext:value-type="float">
            <text:p>15.278</text:p>
          </table:table-cell>
          <table:table-cell office:value-type="float" office:value="15.44336" calcext:value-type="float">
            <text:p>15.443</text:p>
          </table:table-cell>
          <table:table-cell office:value-type="float" office:value="47.7120339" calcext:value-type="float">
            <text:p>47.712</text:p>
          </table:table-cell>
          <table:table-cell office:value-type="float" office:value="52.113614" calcext:value-type="float">
            <text:p>52.114</text:p>
          </table:table-cell>
          <table:table-cell office:value-type="float" office:value="89.1264616" calcext:value-type="float">
            <text:p>89.126</text:p>
          </table:table-cell>
          <table:table-cell office:value-type="float" office:value="55.7849108" calcext:value-type="float">
            <text:p>55.785</text:p>
          </table:table-cell>
          <table:table-cell office:value-type="float" office:value="34.4027675" calcext:value-type="float">
            <text:p>34.403</text:p>
          </table:table-cell>
          <table:table-cell office:value-type="float" office:value="109.266376" calcext:value-type="float">
            <text:p>109.266</text:p>
          </table:table-cell>
        </table:table-row>
        <table:table-row table:style-name="ro1">
          <table:table-cell office:value-type="float" office:value="37.7878104" calcext:value-type="float">
            <text:p>37.788</text:p>
          </table:table-cell>
          <table:table-cell office:value-type="float" office:value="0" calcext:value-type="float">
            <text:p>0.000</text:p>
          </table:table-cell>
          <table:table-cell office:value-type="float" office:value="35.5449876" calcext:value-type="float">
            <text:p>35.545</text:p>
          </table:table-cell>
          <table:table-cell office:value-type="float" office:value="73.332798" calcext:value-type="float">
            <text:p>73.333</text:p>
          </table:table-cell>
          <table:table-cell office:value-type="float" office:value="15.2735542" calcext:value-type="float">
            <text:p>15.274</text:p>
          </table:table-cell>
          <table:table-cell office:value-type="float" office:value="15.436342" calcext:value-type="float">
            <text:p>15.436</text:p>
          </table:table-cell>
          <table:table-cell office:value-type="float" office:value="48.3021659" calcext:value-type="float">
            <text:p>48.302</text:p>
          </table:table-cell>
          <table:table-cell office:value-type="float" office:value="52.70807" calcext:value-type="float">
            <text:p>52.708</text:p>
          </table:table-cell>
          <table:table-cell office:value-type="float" office:value="90.3330926" calcext:value-type="float">
            <text:p>90.333</text:p>
          </table:table-cell>
          <table:table-cell office:value-type="float" office:value="56.3847167" calcext:value-type="float">
            <text:p>56.385</text:p>
          </table:table-cell>
          <table:table-cell office:value-type="float" office:value="34.448623" calcext:value-type="float">
            <text:p>34.449</text:p>
          </table:table-cell>
          <table:table-cell office:value-type="float" office:value="110.420134" calcext:value-type="float">
            <text:p>110.420</text:p>
          </table:table-cell>
        </table:table-row>
        <table:table-row table:style-name="ro1">
          <table:table-cell office:value-type="float" office:value="38.3972912" calcext:value-type="float">
            <text:p>38.397</text:p>
          </table:table-cell>
          <table:table-cell office:value-type="float" office:value="0" calcext:value-type="float">
            <text:p>0.000</text:p>
          </table:table-cell>
          <table:table-cell office:value-type="float" office:value="36.1450316" calcext:value-type="float">
            <text:p>36.145</text:p>
          </table:table-cell>
          <table:table-cell office:value-type="float" office:value="74.5423228" calcext:value-type="float">
            <text:p>74.542</text:p>
          </table:table-cell>
          <table:table-cell office:value-type="float" office:value="15.269298" calcext:value-type="float">
            <text:p>15.269</text:p>
          </table:table-cell>
          <table:table-cell office:value-type="float" office:value="15.4294763" calcext:value-type="float">
            <text:p>15.429</text:p>
          </table:table-cell>
          <table:table-cell office:value-type="float" office:value="48.8927731" calcext:value-type="float">
            <text:p>48.893</text:p>
          </table:table-cell>
          <table:table-cell office:value-type="float" office:value="53.3029334" calcext:value-type="float">
            <text:p>53.303</text:p>
          </table:table-cell>
          <table:table-cell office:value-type="float" office:value="91.5400451" calcext:value-type="float">
            <text:p>91.540</text:p>
          </table:table-cell>
          <table:table-cell office:value-type="float" office:value="56.9847607" calcext:value-type="float">
            <text:p>56.985</text:p>
          </table:table-cell>
          <table:table-cell office:value-type="float" office:value="34.4930395" calcext:value-type="float">
            <text:p>34.493</text:p>
          </table:table-cell>
          <table:table-cell office:value-type="float" office:value="111.575805" calcext:value-type="float">
            <text:p>111.576</text:p>
          </table:table-cell>
        </table:table-row>
        <table:table-row table:style-name="ro1">
          <table:table-cell office:value-type="float" office:value="39.006772" calcext:value-type="float">
            <text:p>39.007</text:p>
          </table:table-cell>
          <table:table-cell office:value-type="float" office:value="0" calcext:value-type="float">
            <text:p>0.000</text:p>
          </table:table-cell>
          <table:table-cell office:value-type="float" office:value="36.7453047" calcext:value-type="float">
            <text:p>36.745</text:p>
          </table:table-cell>
          <table:table-cell office:value-type="float" office:value="75.7520767" calcext:value-type="float">
            <text:p>75.752</text:p>
          </table:table-cell>
          <table:table-cell office:value-type="float" office:value="15.2651084" calcext:value-type="float">
            <text:p>15.265</text:p>
          </table:table-cell>
          <table:table-cell office:value-type="float" office:value="15.4227585" calcext:value-type="float">
            <text:p>15.423</text:p>
          </table:table-cell>
          <table:table-cell office:value-type="float" office:value="49.4838375" calcext:value-type="float">
            <text:p>49.484</text:p>
          </table:table-cell>
          <table:table-cell office:value-type="float" office:value="53.8981874" calcext:value-type="float">
            <text:p>53.898</text:p>
          </table:table-cell>
          <table:table-cell office:value-type="float" office:value="92.7473081" calcext:value-type="float">
            <text:p>92.747</text:p>
          </table:table-cell>
          <table:table-cell office:value-type="float" office:value="57.5850339" calcext:value-type="float">
            <text:p>57.585</text:p>
          </table:table-cell>
          <table:table-cell office:value-type="float" office:value="34.5360801" calcext:value-type="float">
            <text:p>34.536</text:p>
          </table:table-cell>
          <table:table-cell office:value-type="float" office:value="112.73331" calcext:value-type="float">
            <text:p>112.733</text:p>
          </table:table-cell>
        </table:table-row>
        <table:table-row table:style-name="ro1">
          <table:table-cell office:value-type="float" office:value="39.6162528" calcext:value-type="float">
            <text:p>39.616</text:p>
          </table:table-cell>
          <table:table-cell office:value-type="float" office:value="0" calcext:value-type="float">
            <text:p>0.000</text:p>
          </table:table-cell>
          <table:table-cell office:value-type="float" office:value="37.345798" calcext:value-type="float">
            <text:p>37.346</text:p>
          </table:table-cell>
          <table:table-cell office:value-type="float" office:value="76.9620508" calcext:value-type="float">
            <text:p>76.962</text:p>
          </table:table-cell>
          <table:table-cell office:value-type="float" office:value="15.2609853" calcext:value-type="float">
            <text:p>15.261</text:p>
          </table:table-cell>
          <table:table-cell office:value-type="float" office:value="15.4161851" calcext:value-type="float">
            <text:p>15.416</text:p>
          </table:table-cell>
          <table:table-cell office:value-type="float" office:value="50.0753431" calcext:value-type="float">
            <text:p>50.075</text:p>
          </table:table-cell>
          <table:table-cell office:value-type="float" office:value="54.493816" calcext:value-type="float">
            <text:p>54.494</text:p>
          </table:table-cell>
          <table:table-cell office:value-type="float" office:value="93.9548691" calcext:value-type="float">
            <text:p>93.955</text:p>
          </table:table-cell>
          <table:table-cell office:value-type="float" office:value="58.1855271" calcext:value-type="float">
            <text:p>58.186</text:p>
          </table:table-cell>
          <table:table-cell office:value-type="float" office:value="34.5778047" calcext:value-type="float">
            <text:p>34.578</text:p>
          </table:table-cell>
          <table:table-cell office:value-type="float" office:value="113.892573" calcext:value-type="float">
            <text:p>113.893</text:p>
          </table:table-cell>
        </table:table-row>
        <table:table-row table:style-name="ro1">
          <table:table-cell office:value-type="float" office:value="40.2257336" calcext:value-type="float">
            <text:p>40.226</text:p>
          </table:table-cell>
          <table:table-cell office:value-type="float" office:value="0" calcext:value-type="float">
            <text:p>0.000</text:p>
          </table:table-cell>
          <table:table-cell office:value-type="float" office:value="37.9465045" calcext:value-type="float">
            <text:p>37.947</text:p>
          </table:table-cell>
          <table:table-cell office:value-type="float" office:value="78.1722381" calcext:value-type="float">
            <text:p>78.172</text:p>
          </table:table-cell>
          <table:table-cell office:value-type="float" office:value="15.2569278" calcext:value-type="float">
            <text:p>15.257</text:p>
          </table:table-cell>
          <table:table-cell office:value-type="float" office:value="15.4097506" calcext:value-type="float">
            <text:p>15.410</text:p>
          </table:table-cell>
          <table:table-cell office:value-type="float" office:value="50.6672754" calcext:value-type="float">
            <text:p>50.667</text:p>
          </table:table-cell>
          <table:table-cell office:value-type="float" office:value="55.0898059" calcext:value-type="float">
            <text:p>55.090</text:p>
          </table:table-cell>
          <table:table-cell office:value-type="float" office:value="95.1627167" calcext:value-type="float">
            <text:p>95.163</text:p>
          </table:table-cell>
          <table:table-cell office:value-type="float" office:value="58.7862336" calcext:value-type="float">
            <text:p>58.786</text:p>
          </table:table-cell>
          <table:table-cell office:value-type="float" office:value="34.6182686" calcext:value-type="float">
            <text:p>34.618</text:p>
          </table:table-cell>
          <table:table-cell office:value-type="float" office:value="115.053523" calcext:value-type="float">
            <text:p>115.0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J$</number:text>
      <number:number number:decimal-places="0" loext:min-decimal-places="0" number:min-integer-digits="1" number:grouping="true"/>
    </number:number-style>
    <number:number-style style:name="N111">
      <number:text>-J$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J$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J$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J$</number:text>
      <number:number number:decimal-places="2" loext:min-decimal-places="2" number:min-integer-digits="1" number:grouping="true"/>
    </number:number-style>
    <number:number-style style:name="N113">
      <number:text>-J$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J$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J$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J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J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J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J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J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J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$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4" loext:min-decimal-places="4" number:min-integer-digits="1"/>
    </number:number-style>
    <number:number-style style:name="N136P0" style:volatile="true">
      <number:text>Yes</number:text>
    </number:number-style>
    <number:number-style style:name="N136P1" style:volatile="true">
      <number:text>Yes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True</number:text>
    </number:number-style>
    <number:number-style style:name="N137P1" style:volatile="true">
      <number:text>True</number:text>
    </number:number-style>
    <number:number-style style:name="N137">
      <number:text>False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On</number:text>
    </number:number-style>
    <number:number-style style:name="N138P1" style:volatile="true">
      <number:text>On</number:text>
    </number:number-style>
    <number:number-style style:name="N138">
      <number:text>Off</number:text>
      <style:map style:condition="value()&gt;0" style:apply-style-name="N138P0"/>
      <style:map style:condition="value()&lt;0" style:apply-style-name="N138P1"/>
    </number:number-style>
    <number:currency-style style:name="N139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9P0"/>
    </number:currency-style>
    <number:number-style style:name="N140">
      <number:number number:decimal-places="3" loext:min-decimal-places="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1:38:08.186868069</meta:creation-date>
    <dc:date>2017-04-02T11:39:35.549073098</dc:date>
    <meta:editing-duration>PT1M27S</meta:editing-duration>
    <meta:editing-cycles>1</meta:editing-cycles>
    <meta:document-statistic meta:table-count="1" meta:cell-count="817" meta:object-count="0"/>
    <meta:generator>LibreOffice/5.1.6.2$Linux_X86_64 LibreOffice_project/10m0$Build-2</meta:generator>
  </office:meta>
</office:document-meta>
</file>